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ADFF2F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fo:background-color="#808080"/>
      <style:text-properties fo:color="#FFFFFF"/>
    </style:style>
    <style:style style:name="T1" style:family="text" style:parent-style-name="Default">
      <style:text-properties fo:color="#000000" style:text-line-through-style="none" style:font-name="Segoe UI" style:font-name-asian="Segoe UI" style:font-name-complex="Segoe UI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0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gramm: Tecan i-control</text:p>
          </table:table-cell>
          <table:table-cell table:number-columns-repeated="3" table:style-name="ce1"/>
          <table:table-cell office:value-type="string" table:style-name="ce1">
            <office:annotation draw:style-name="a0" svg:x="4.30833333333333in" svg:y="0.00833333333333333in" svg:width="1.325in" svg:height="0.891666666666667in">
              <dc:creator>Hiwibeit</dc:creator>
              <text:p><text:span text:style-name="T1">Tecan.At.Common, 3.9.1.0</text:span><text:span text:style-name="T1"/></text:p>
              <text:p><text:span text:style-name="T1">Tecan.At.Common.DocumentManagement, 3.9.1.0</text:span><text:span text:style-name="T1"/></text:p>
              <text:p><text:span text:style-name="T1">Tecan.At.Common.DocumentManagement.Reader, 3.6.1.0</text:span><text:span text:style-name="T1"/></text:p>
              <text:p><text:span text:style-name="T1">Tecan.At.Common.MCS, 3.9.1.0</text:span><text:span text:style-name="T1"/></text:p>
              <text:p><text:span text:style-name="T1">Tecan.At.Common.Results, 3.9.1.0</text:span><text:span text:style-name="T1"/></text:p>
              <text:p><text:span text:style-name="T1">Tecan.At.Common.UI, 3.9.1.0</text:span><text:span text:style-name="T1"/></text:p>
              <text:p><text:span text:style-name="T1">Tecan.At.Common.UI.resources, 3.9.1.0</text:span><text:span text:style-name="T1"/></text:p>
              <text:p><text:span text:style-name="T1">Tecan.At.Communication.Common, 3.9.1.0</text:span><text:span text:style-name="T1"/></text:p>
              <text:p><text:span text:style-name="T1">Tecan.At.Communication.Port.IP, 3.9.1.0</text:span><text:span text:style-name="T1"/></text:p>
              <text:p><text:span text:style-name="T1">Tecan.At.Communication.Port.RS232, 3.9.1.0</text:span><text:span text:style-name="T1"/></text:p>
              <text:p><text:span text:style-name="T1">Tecan.At.Communication.Port.SIM.Common, 3.9.1.0</text:span><text:span text:style-name="T1"/></text:p>
              <text:p><text:span text:style-name="T1">Tecan.At.Communication.Port.SIM.Common.resources, 3.9.1.0</text:span><text:span text:style-name="T1"/></text:p>
              <text:p><text:span text:style-name="T1">Tecan.At.Communication.Port.USB, 3.9.1.0</text:span><text:span text:style-name="T1"/></text:p>
              <text:p><text:span text:style-name="T1">Tecan.At.Communication.Server, 3.9.1.0</text:span><text:span text:style-name="T1"/></text:p>
              <text:p><text:span text:style-name="T1">Tecan.At.Communication.SIM.AMR, 3.6.1.0</text:span><text:span text:style-name="T1"/></text:p>
              <text:p><text:span text:style-name="T1">Tecan.At.Communication.SIM.AMR.resources, 3.6.1.0</text:span><text:span text:style-name="T1"/></text:p>
              <text:p><text:span text:style-name="T1">Tecan.At.Communication.SIM.AMRPlus, 3.6.1.0</text:span><text:span text:style-name="T1"/></text:p>
              <text:p><text:span text:style-name="T1">Tecan.At.Communication.SIM.AMRPlus.resources, 3.6.1.0</text:span><text:span text:style-name="T1"/></text:p>
              <text:p><text:span text:style-name="T1">Tecan.At.Communication.SIM.Connect, 3.9.1.0</text:span><text:span text:style-name="T1"/></text:p>
              <text:p><text:span text:style-name="T1">Tecan.At.Communication.SIM.GeniosUltra, 3.6.1.0</text:span><text:span text:style-name="T1"/></text:p>
              <text:p><text:span text:style-name="T1">Tecan.At.Communication.SIM.GeniosUltra.resources, 3.6.1.0</text:span><text:span text:style-name="T1"/></text:p>
              <text:p><text:span text:style-name="T1">Tecan.At.Communication.SIM.Safire3, 3.6.1.0</text:span><text:span text:style-name="T1"/></text:p>
              <text:p><text:span text:style-name="T1">Tecan.At.Communication.SIM.Safire3.resources, 3.6.1.0</text:span><text:span text:style-name="T1"/></text:p>
              <text:p><text:span text:style-name="T1">Tecan.At.Communication.SIM.Safire3Pro, 3.6.1.0</text:span><text:span text:style-name="T1"/></text:p>
              <text:p><text:span text:style-name="T1">Tecan.At.Communication.SIM.Safire3Pro.resources, 3.6.1.0</text:span><text:span text:style-name="T1"/></text:p>
              <text:p><text:span text:style-name="T1">Tecan.At.Communication.SIM.SunriseMini, 3.6.1.0</text:span><text:span text:style-name="T1"/></text:p>
              <text:p><text:span text:style-name="T1">Tecan.At.Communication.SIM.SunriseMini.resources, 3.6.1.0</text:span><text:span text:style-name="T1"/></text:p>
              <text:p><text:span text:style-name="T1">Tecan.At.Instrument.Common, 3.9.1.0</text:span><text:span text:style-name="T1"/></text:p>
              <text:p><text:span text:style-name="T1">Tecan.At.Instrument.Common.GCM, 3.9.1.0</text:span><text:span text:style-name="T1"/></text:p>
              <text:p><text:span text:style-name="T1">Tecan.At.Instrument.Common.Reader, 3.6.1.0</text:span><text:span text:style-name="T1"/></text:p>
              <text:p><text:span text:style-name="T1">Tecan.At.Instrument.Common.resources, 3.9.1.0</text:span><text:span text:style-name="T1"/></text:p>
              <text:p><text:span text:style-name="T1">Tecan.At.Instrument.Common.Stacker, 3.9.1.0</text:span><text:span text:style-name="T1"/></text:p>
              <text:p><text:span text:style-name="T1">Tecan.At.Instrument.Gas.GCM, 3.9.1.0</text:span><text:span text:style-name="T1"/></text:p>
              <text:p><text:span text:style-name="T1">Tecan.At.Instrument.GCM.Server, 3.9.1.0</text:span><text:span text:style-name="T1"/></text:p>
              <text:p><text:span text:style-name="T1">Tecan.At.Instrument.Reader.AMR, 3.6.1.0</text:span><text:span text:style-name="T1"/></text:p>
              <text:p><text:span text:style-name="T1">Tecan.At.Instrument.Reader.AMRPlus, 3.6.1.0</text:span><text:span text:style-name="T1"/></text:p>
              <text:p><text:span text:style-name="T1">Tecan.At.Instrument.Reader.GeniosUltra, 3.6.1.0</text:span><text:span text:style-name="T1"/></text:p>
              <text:p><text:span text:style-name="T1">Tecan.At.Instrument.Reader.Safire3, 3.6.1.0</text:span><text:span text:style-name="T1"/></text:p>
              <text:p><text:span text:style-name="T1">Tecan.At.Instrument.Reader.Safire3Pro, 3.6.1.0</text:span><text:span text:style-name="T1"/></text:p>
              <text:p><text:span text:style-name="T1">Tecan.At.Instrument.Reader.SunriseMini, 3.6.1.0</text:span><text:span text:style-name="T1"/></text:p>
              <text:p><text:span text:style-name="T1">Tecan.At.Instrument.Server, 3.9.1.0</text:span><text:span text:style-name="T1"/></text:p>
              <text:p><text:span text:style-name="T1">Tecan.At.Instrument.Server.resources, 3.9.1.0</text:span><text:span text:style-name="T1"/></text:p>
              <text:p><text:span text:style-name="T1">Tecan.At.Instrument.Stacker.Connect, 3.9.1.0</text:span><text:span text:style-name="T1"/></text:p>
              <text:p><text:span text:style-name="T1">Tecan.At.Instrument.Stacker.Server, 3.9.1.0</text:span><text:span text:style-name="T1"/></text:p>
              <text:p><text:span text:style-name="T1">Tecan.At.Measurement.BuiltInTest.Common, 3.6.1.0</text:span><text:span text:style-name="T1"/></text:p>
              <text:p><text:span text:style-name="T1">Tecan.At.Measurement.Common, 3.6.1.0</text:span><text:span text:style-name="T1"/></text:p>
              <text:p><text:span text:style-name="T1">Tecan.At.Measurement.Server, 3.6.1.0</text:span><text:span text:style-name="T1"/></text:p>
              <text:p><text:span text:style-name="T1">Tecan.At.XFluor, 2.0.10.0</text:span><text:span text:style-name="T1"/></text:p>
              <text:p><text:span text:style-name="T1">Tecan.At.XFluor.Connect.Reader, 2.0.10.0</text:span><text:span text:style-name="T1"/></text:p>
              <text:p><text:span text:style-name="T1">Tecan.At.XFluor.Connect.Reader.resources, 2.0.10.0</text:span><text:span text:style-name="T1"/></text:p>
              <text:p><text:span text:style-name="T1">Tecan.At.XFluor.Core, 2.0.10.0</text:span><text:span text:style-name="T1"/></text:p>
              <text:p><text:span text:style-name="T1">Tecan.At.XFluor.Core.resources, 2.0.10.0</text:span><text:span text:style-name="T1"/></text:p>
              <text:p><text:span text:style-name="T1">Tecan.At.XFluor.Device, 2.0.10.0</text:span><text:span text:style-name="T1"/></text:p>
              <text:p><text:span text:style-name="T1">Tecan.At.XFluor.Device.AMR, 2.0.10.0</text:span><text:span text:style-name="T1"/></text:p>
              <text:p><text:span text:style-name="T1">Tecan.At.XFluor.Device.AMR.resources, 2.0.10.0</text:span><text:span text:style-name="T1"/></text:p>
              <text:p><text:span text:style-name="T1">Tecan.At.XFluor.Device.AMRPlus, 2.0.10.0</text:span><text:span text:style-name="T1"/></text:p>
              <text:p><text:span text:style-name="T1">Tecan.At.XFluor.Device.GeniosUltra, 2.0.10.0</text:span><text:span text:style-name="T1"/></text:p>
              <text:p><text:span text:style-name="T1">Tecan.At.XFluor.Device.Reader, 2.0.10.0</text:span><text:span text:style-name="T1"/></text:p>
              <text:p><text:span text:style-name="T1">Tecan.At.XFluor.Device.resources, 2.0.10.0</text:span><text:span text:style-name="T1"/></text:p>
              <text:p><text:span text:style-name="T1">Tecan.At.XFluor.Device.Safire3, 2.0.10.0</text:span><text:span text:style-name="T1"/></text:p>
              <text:p><text:span text:style-name="T1">Tecan.At.XFluor.Device.Safire3Pro, 2.0.10.0</text:span><text:span text:style-name="T1"/></text:p>
              <text:p><text:span text:style-name="T1">Tecan.At.XFluor.Device.SunriseMini, 2.0.10.0</text:span><text:span text:style-name="T1"/></text:p>
              <text:p><text:span text:style-name="T1">Tecan.At.XFluor.ExcelOutput, 2.0.10.0</text:span><text:span text:style-name="T1"/></text:p>
              <text:p><text:span text:style-name="T1">Tecan.At.XFluor.ExcelOutput.resources, 2.0.10.0</text:span><text:span text:style-name="T1"/></text:p>
              <text:p><text:span text:style-name="T1">Tecan.At.XFluor.NanoQuant, 2.0.10.0</text:span><text:span text:style-name="T1"/></text:p>
              <text:p><text:span text:style-name="T1">Tecan.At.XFluor.NanoQuant.resources, 2.0.10.0</text:span><text:span text:style-name="T1"/></text:p>
              <text:p><text:span text:style-name="T1">Tecan.At.XFluor.ReaderEditor, 2.0.10.0</text:span><text:span text:style-name="T1"/></text:p>
              <text:p><text:span text:style-name="T1">Tecan.At.XFluor.ReaderEditor.resources, 2.0.10.0</text:span><text:span text:style-name="T1"/></text:p>
              <text:p><text:span text:style-name="T1">Tecan.At.XFluor.resources, 2.0.10.0</text:span><text:span text:style-name="T1"/></text:p>
              <text:p/>
            </office:annotation>
            <text:p>Tecan i-control , 2.0.1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erät: infinite 200</text:p>
          </table:table-cell>
          <table:table-cell table:number-columns-repeated="3" table:style-name="ce1"/>
          <table:table-cell office:value-type="string" table:style-name="ce1">
            <text:p>Seriennummer: 705000573</text:p>
          </table:table-cell>
          <table:table-cell table:number-columns-repeated="3" table:style-name="ce1"/>
          <table:table-cell office:value-type="string" table:style-name="ce1">
            <text:p>Seriennummer des verbundenen Staplers: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irmware: V_2.02_11/06_InfiniTe (Dec 13 2006/16.18.16)</text:p>
          </table:table-cell>
          <table:table-cell table:number-columns-repeated="3" table:style-name="ce1"/>
          <table:table-cell office:value-type="string" table:style-name="ce1">
            <office:annotation draw:style-name="a1" svg:x="4.30833333333333in" svg:y="0.3in" svg:width="1.325in" svg:height="0.891666666666667in">
              <dc:creator>Hiwibeit</dc:creator>
              <text:p><text:span text:style-name="T1">EHC, V_2.02_11/06_InfiniTe (Dec 13 2006/16.18.16)</text:span><text:span text:style-name="T1"/></text:p>
              <text:p><text:span text:style-name="T1">MTP, V_2.02_11/06_InfiniTe (Dec 13 2006/16.18.16)</text:span><text:span text:style-name="T1"/></text:p>
              <text:p><text:span text:style-name="T1">FIL, V_2.00_04/06_FILTER (Apr <text:s/>5 2006/11.37.11)</text:span><text:span text:style-name="T1"/></text:p>
              <text:p/>
            </office:annotation>
            <text:p>MAI, V_2.02_11/06_InfiniTe (Dec 13 2006/16.18.16)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Datum:</text:p>
          </table:table-cell>
          <table:table-cell office:value-type="string" table:style-name="ce1">
            <text:p>11.11.202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Zeit:</text:p>
          </table:table-cell>
          <table:table-cell office:value-type="string" table:style-name="ce1">
            <text:p>15:59:34</text:p>
          </table:table-cell>
          <table:table-cell table:number-columns-repeated="16382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1">
            <text:p>System</text:p>
          </table:table-cell>
          <table:table-cell table:number-columns-repeated="3" table:style-name="ce1"/>
          <table:table-cell office:value-type="string" table:style-name="ce1">
            <text:p>UKSPA-1086651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nwender</text:p>
          </table:table-cell>
          <table:table-cell table:number-columns-repeated="3" table:style-name="ce1"/>
          <table:table-cell office:value-type="string" table:style-name="ce1">
            <text:p>UNI-KIEL\hiwibei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</text:p>
          </table:table-cell>
          <table:table-cell table:number-columns-repeated="3" table:style-name="ce1"/>
          <table:table-cell office:value-type="string" table:style-name="ce1">
            <text:p>Greiner 96 Flat Bottom Black Polystyrene Cat. No.: 655079/655086/655077/655076 <text:s text:c="2"/>[GRE96fb_chimney.pdfx]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n-ID (Stapler)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Schütteln (Linear) Dauer:</text:p>
          </table:table-cell>
          <table:table-cell table:number-columns-repeated="3" table:style-name="ce2"/>
          <table:table-cell office:value-type="float" office:value="2" table:style-name="ce2">
            <text:p>2</text:p>
          </table:table-cell>
          <table:table-cell office:value-type="string" table:style-name="ce2">
            <text:p>s</text:p>
          </table:table-cell>
          <table:table-cell table:number-columns-repeated="6" table:style-name="ce2"/>
          <table:table-cell table:number-columns-repeated="16372"/>
        </table:table-row>
        <table:table-row table:style-name="ro1">
          <table:table-cell office:value-type="string" table:style-name="ce2">
            <text:p>Schütteln (Linear) Amplitude: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mm</text:p>
          </table:table-cell>
          <table:table-cell table:number-columns-repeated="6" table:style-name="ce2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Liste der Aktionen in diesem Mess-Script:</text:p>
          </table:table-cell>
          <table:table-cell table:number-columns-repeated="11" table:style-name="ce2"/>
          <table:table-cell table:number-columns-repeated="16372"/>
        </table:table-row>
        <table:table-row table:style-name="ro1">
          <table:table-cell office:value-type="string" table:style-name="ce2">
            <text:p>Kinetik</text:p>
          </table:table-cell>
          <table:table-cell table:number-columns-repeated="11" table:style-name="ce2"/>
          <table:table-cell table:number-columns-repeated="16372"/>
        </table:table-row>
        <table:table-row table:style-name="ro1">
          <table:table-cell office:value-type="string" table:style-name="ce2">
            <text:p>Fluoreszenz</text:p>
          </table:table-cell>
          <table:table-cell table:number-columns-repeated="11" table:style-name="ce2"/>
          <table:table-cell table:number-columns-repeated="16372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1">
            <text:p>Label: Label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Messu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Dauer</text:p>
          </table:table-cell>
          <table:table-cell table:number-columns-repeated="3" table:style-name="ce1"/>
          <table:table-cell office:value-type="time" office:time-value="PT0H8M0S" table:style-name="ce3">
            <text:p>00:08: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rvallzeit</text:p>
          </table:table-cell>
          <table:table-cell table:number-columns-repeated="3" table:style-name="ce1"/>
          <table:table-cell office:value-type="time" office:time-value="PT0H0M8S" table:style-name="ce3">
            <text:p>00:00:0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odus</text:p>
          </table:table-cell>
          <table:table-cell table:number-columns-repeated="3" table:style-name="ce1"/>
          <table:table-cell office:value-type="string" table:style-name="ce1">
            <text:p>Fluoreszenz Messung von obe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xzitationswellenlänge</text:p>
          </table:table-cell>
          <table:table-cell table:number-columns-repeated="3" table:style-name="ce1"/>
          <table:table-cell office:value-type="float" office:value="485" table:style-name="ce1">
            <text:p>48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wellenlänge</text:p>
          </table:table-cell>
          <table:table-cell table:number-columns-repeated="3" table:style-name="ce1"/>
          <table:table-cell office:value-type="float" office:value="535" table:style-name="ce1">
            <text:p>53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xzitationsbandbreite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bandbreit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stärkung</text:p>
          </table:table-cell>
          <table:table-cell table:number-columns-repeated="3" table:style-name="ce1"/>
          <table:table-cell office:value-type="float" office:value="88" table:style-name="ce1">
            <text:p>88</text:p>
          </table:table-cell>
          <table:table-cell office:value-type="string" table:style-name="ce1">
            <text:p>Optimal (100%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nzahl der Blitz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grationszeit</text:p>
          </table:table-cell>
          <table:table-cell table:number-columns-repeated="3" table:style-name="ce1"/>
          <table:table-cell office:value-type="float" office:value="35" table:style-name="ce1">
            <text:p>35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zögerungszeit</text:p>
          </table:table-cell>
          <table:table-cell table:number-columns-repeated="3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uhe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ereich der Platte</text:p>
          </table:table-cell>
          <table:table-cell table:number-columns-repeated="3" table:style-name="ce1"/>
          <table:table-cell office:value-type="string" table:style-name="ce1">
            <text:p>A10-A1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artzeit:</text:p>
          </table:table-cell>
          <table:table-cell office:value-type="string" table:style-name="ce1">
            <text:p>11.11.2025 15:59:51</text:p>
          </table:table-cell>
          <table:table-cell table:number-columns-repeated="16382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4">
            <text:p>Zyklus Nr.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4">
            <text:p>16</text:p>
          </table:table-cell>
          <table:table-cell office:value-type="float" office:value="17" table:style-name="ce4">
            <text:p>17</text:p>
          </table:table-cell>
          <table:table-cell office:value-type="float" office:value="18" table:style-name="ce4">
            <text:p>18</text:p>
          </table:table-cell>
          <table:table-cell office:value-type="float" office:value="19" table:style-name="ce4">
            <text:p>19</text:p>
          </table:table-cell>
          <table:table-cell office:value-type="float" office:value="20" table:style-name="ce4">
            <text:p>20</text:p>
          </table:table-cell>
          <table:table-cell office:value-type="float" office:value="21" table:style-name="ce4">
            <text:p>21</text:p>
          </table:table-cell>
          <table:table-cell office:value-type="float" office:value="22" table:style-name="ce4">
            <text:p>22</text:p>
          </table:table-cell>
          <table:table-cell office:value-type="float" office:value="23" table:style-name="ce4">
            <text:p>23</text:p>
          </table:table-cell>
          <table:table-cell office:value-type="float" office:value="24" table:style-name="ce4">
            <text:p>24</text:p>
          </table:table-cell>
          <table:table-cell office:value-type="float" office:value="25" table:style-name="ce4">
            <text:p>25</text:p>
          </table:table-cell>
          <table:table-cell office:value-type="float" office:value="26" table:style-name="ce4">
            <text:p>26</text:p>
          </table:table-cell>
          <table:table-cell office:value-type="float" office:value="27" table:style-name="ce4">
            <text:p>27</text:p>
          </table:table-cell>
          <table:table-cell office:value-type="float" office:value="28" table:style-name="ce4">
            <text:p>28</text:p>
          </table:table-cell>
          <table:table-cell office:value-type="float" office:value="29" table:style-name="ce4">
            <text:p>29</text:p>
          </table:table-cell>
          <table:table-cell office:value-type="float" office:value="30" table:style-name="ce4">
            <text:p>30</text:p>
          </table:table-cell>
          <table:table-cell office:value-type="float" office:value="31" table:style-name="ce4">
            <text:p>31</text:p>
          </table:table-cell>
          <table:table-cell office:value-type="float" office:value="32" table:style-name="ce4">
            <text:p>32</text:p>
          </table:table-cell>
          <table:table-cell office:value-type="float" office:value="33" table:style-name="ce4">
            <text:p>33</text:p>
          </table:table-cell>
          <table:table-cell office:value-type="float" office:value="34" table:style-name="ce4">
            <text:p>34</text:p>
          </table:table-cell>
          <table:table-cell office:value-type="float" office:value="35" table:style-name="ce4">
            <text:p>35</text:p>
          </table:table-cell>
          <table:table-cell office:value-type="float" office:value="36" table:style-name="ce4">
            <text:p>36</text:p>
          </table:table-cell>
          <table:table-cell office:value-type="float" office:value="37" table:style-name="ce4">
            <text:p>37</text:p>
          </table:table-cell>
          <table:table-cell office:value-type="float" office:value="38" table:style-name="ce4">
            <text:p>38</text:p>
          </table:table-cell>
          <table:table-cell office:value-type="float" office:value="39" table:style-name="ce4">
            <text:p>39</text:p>
          </table:table-cell>
          <table:table-cell office:value-type="float" office:value="40" table:style-name="ce4">
            <text:p>40</text:p>
          </table:table-cell>
          <table:table-cell office:value-type="float" office:value="41" table:style-name="ce4">
            <text:p>41</text:p>
          </table:table-cell>
          <table:table-cell office:value-type="float" office:value="42" table:style-name="ce4">
            <text:p>42</text:p>
          </table:table-cell>
          <table:table-cell office:value-type="float" office:value="43" table:style-name="ce4">
            <text:p>43</text:p>
          </table:table-cell>
          <table:table-cell office:value-type="float" office:value="44" table:style-name="ce4">
            <text:p>44</text:p>
          </table:table-cell>
          <table:table-cell office:value-type="float" office:value="45" table:style-name="ce4">
            <text:p>45</text:p>
          </table:table-cell>
          <table:table-cell office:value-type="float" office:value="46" table:style-name="ce4">
            <text:p>46</text:p>
          </table:table-cell>
          <table:table-cell office:value-type="float" office:value="47" table:style-name="ce4">
            <text:p>47</text:p>
          </table:table-cell>
          <table:table-cell office:value-type="float" office:value="48" table:style-name="ce4">
            <text:p>48</text:p>
          </table:table-cell>
          <table:table-cell office:value-type="float" office:value="49" table:style-name="ce4">
            <text:p>49</text:p>
          </table:table-cell>
          <table:table-cell office:value-type="float" office:value="50" table:style-name="ce4">
            <text:p>50</text:p>
          </table:table-cell>
          <table:table-cell office:value-type="float" office:value="51" table:style-name="ce4">
            <text:p>51</text:p>
          </table:table-cell>
          <table:table-cell office:value-type="float" office:value="52" table:style-name="ce4">
            <text:p>52</text:p>
          </table:table-cell>
          <table:table-cell office:value-type="float" office:value="53" table:style-name="ce4">
            <text:p>53</text:p>
          </table:table-cell>
          <table:table-cell office:value-type="float" office:value="54" table:style-name="ce4">
            <text:p>54</text:p>
          </table:table-cell>
          <table:table-cell office:value-type="float" office:value="55" table:style-name="ce4">
            <text:p>55</text:p>
          </table:table-cell>
          <table:table-cell office:value-type="float" office:value="56" table:style-name="ce4">
            <text:p>56</text:p>
          </table:table-cell>
          <table:table-cell office:value-type="float" office:value="57" table:style-name="ce4">
            <text:p>57</text:p>
          </table:table-cell>
          <table:table-cell office:value-type="float" office:value="58" table:style-name="ce4">
            <text:p>58</text:p>
          </table:table-cell>
          <table:table-cell office:value-type="float" office:value="59" table:style-name="ce4">
            <text:p>59</text:p>
          </table:table-cell>
          <table:table-cell office:value-type="float" office:value="60" table:style-name="ce4">
            <text:p>60</text:p>
          </table:table-cell>
          <table:table-cell office:value-type="float" office:value="61" table:style-name="ce4">
            <text:p>61</text:p>
          </table:table-cell>
          <table:table-cell table:number-columns-repeated="16322"/>
        </table:table-row>
        <table:table-row table:style-name="ro1">
          <table:table-cell office:value-type="string" table:style-name="ce4">
            <text:p>Zeit [s]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24" table:style-name="ce1">
            <text:p>24</text:p>
          </table:table-cell>
          <table:table-cell office:value-type="float" office:value="32" table:style-name="ce1">
            <text:p>32</text:p>
          </table:table-cell>
          <table:table-cell office:value-type="float" office:value="40" table:style-name="ce1">
            <text:p>40</text:p>
          </table:table-cell>
          <table:table-cell office:value-type="float" office:value="48" table:style-name="ce1">
            <text:p>48</text:p>
          </table:table-cell>
          <table:table-cell office:value-type="float" office:value="56" table:style-name="ce1">
            <text:p>56</text:p>
          </table:table-cell>
          <table:table-cell office:value-type="float" office:value="64" table:style-name="ce1">
            <text:p>64</text:p>
          </table:table-cell>
          <table:table-cell office:value-type="float" office:value="72" table:style-name="ce1">
            <text:p>72</text:p>
          </table:table-cell>
          <table:table-cell office:value-type="float" office:value="80" table:style-name="ce1">
            <text:p>80</text:p>
          </table:table-cell>
          <table:table-cell office:value-type="float" office:value="88" table:style-name="ce1">
            <text:p>88</text:p>
          </table:table-cell>
          <table:table-cell office:value-type="float" office:value="96" table:style-name="ce1">
            <text:p>96</text:p>
          </table:table-cell>
          <table:table-cell office:value-type="float" office:value="104" table:style-name="ce1">
            <text:p>104</text:p>
          </table:table-cell>
          <table:table-cell office:value-type="float" office:value="112" table:style-name="ce1">
            <text:p>112</text:p>
          </table:table-cell>
          <table:table-cell office:value-type="float" office:value="120" table:style-name="ce1">
            <text:p>120</text:p>
          </table:table-cell>
          <table:table-cell office:value-type="float" office:value="128" table:style-name="ce1">
            <text:p>128</text:p>
          </table:table-cell>
          <table:table-cell office:value-type="float" office:value="136" table:style-name="ce1">
            <text:p>136</text:p>
          </table:table-cell>
          <table:table-cell office:value-type="float" office:value="144" table:style-name="ce1">
            <text:p>144</text:p>
          </table:table-cell>
          <table:table-cell office:value-type="float" office:value="152" table:style-name="ce1">
            <text:p>152</text:p>
          </table:table-cell>
          <table:table-cell office:value-type="float" office:value="160" table:style-name="ce1">
            <text:p>160</text:p>
          </table:table-cell>
          <table:table-cell office:value-type="float" office:value="168" table:style-name="ce1">
            <text:p>168</text:p>
          </table:table-cell>
          <table:table-cell office:value-type="float" office:value="176" table:style-name="ce1">
            <text:p>176</text:p>
          </table:table-cell>
          <table:table-cell office:value-type="float" office:value="184" table:style-name="ce1">
            <text:p>184</text:p>
          </table:table-cell>
          <table:table-cell office:value-type="float" office:value="192" table:style-name="ce1">
            <text:p>192</text:p>
          </table:table-cell>
          <table:table-cell office:value-type="float" office:value="200" table:style-name="ce1">
            <text:p>200</text:p>
          </table:table-cell>
          <table:table-cell office:value-type="float" office:value="208" table:style-name="ce1">
            <text:p>208</text:p>
          </table:table-cell>
          <table:table-cell office:value-type="float" office:value="216" table:style-name="ce1">
            <text:p>216</text:p>
          </table:table-cell>
          <table:table-cell office:value-type="float" office:value="224" table:style-name="ce1">
            <text:p>224</text:p>
          </table:table-cell>
          <table:table-cell office:value-type="float" office:value="232" table:style-name="ce1">
            <text:p>232</text:p>
          </table:table-cell>
          <table:table-cell office:value-type="float" office:value="240" table:style-name="ce1">
            <text:p>240</text:p>
          </table:table-cell>
          <table:table-cell office:value-type="float" office:value="248" table:style-name="ce1">
            <text:p>248</text:p>
          </table:table-cell>
          <table:table-cell office:value-type="float" office:value="256" table:style-name="ce1">
            <text:p>256</text:p>
          </table:table-cell>
          <table:table-cell office:value-type="float" office:value="264" table:style-name="ce1">
            <text:p>264</text:p>
          </table:table-cell>
          <table:table-cell office:value-type="float" office:value="272" table:style-name="ce1">
            <text:p>272</text:p>
          </table:table-cell>
          <table:table-cell office:value-type="float" office:value="280" table:style-name="ce1">
            <text:p>280</text:p>
          </table:table-cell>
          <table:table-cell office:value-type="float" office:value="288" table:style-name="ce1">
            <text:p>288</text:p>
          </table:table-cell>
          <table:table-cell office:value-type="float" office:value="296" table:style-name="ce1">
            <text:p>296</text:p>
          </table:table-cell>
          <table:table-cell office:value-type="float" office:value="304" table:style-name="ce1">
            <text:p>304</text:p>
          </table:table-cell>
          <table:table-cell office:value-type="float" office:value="312" table:style-name="ce1">
            <text:p>312</text:p>
          </table:table-cell>
          <table:table-cell office:value-type="float" office:value="320" table:style-name="ce1">
            <text:p>320</text:p>
          </table:table-cell>
          <table:table-cell office:value-type="float" office:value="328" table:style-name="ce1">
            <text:p>328</text:p>
          </table:table-cell>
          <table:table-cell office:value-type="float" office:value="336" table:style-name="ce1">
            <text:p>336</text:p>
          </table:table-cell>
          <table:table-cell office:value-type="float" office:value="344" table:style-name="ce1">
            <text:p>344</text:p>
          </table:table-cell>
          <table:table-cell office:value-type="float" office:value="352" table:style-name="ce1">
            <text:p>352</text:p>
          </table:table-cell>
          <table:table-cell office:value-type="float" office:value="360" table:style-name="ce1">
            <text:p>360</text:p>
          </table:table-cell>
          <table:table-cell office:value-type="float" office:value="368" table:style-name="ce1">
            <text:p>368</text:p>
          </table:table-cell>
          <table:table-cell office:value-type="float" office:value="376" table:style-name="ce1">
            <text:p>376</text:p>
          </table:table-cell>
          <table:table-cell office:value-type="float" office:value="384" table:style-name="ce1">
            <text:p>384</text:p>
          </table:table-cell>
          <table:table-cell office:value-type="float" office:value="392" table:style-name="ce1">
            <text:p>392</text:p>
          </table:table-cell>
          <table:table-cell office:value-type="float" office:value="400" table:style-name="ce1">
            <text:p>400</text:p>
          </table:table-cell>
          <table:table-cell office:value-type="float" office:value="408" table:style-name="ce1">
            <text:p>408</text:p>
          </table:table-cell>
          <table:table-cell office:value-type="float" office:value="416" table:style-name="ce1">
            <text:p>416</text:p>
          </table:table-cell>
          <table:table-cell office:value-type="float" office:value="424" table:style-name="ce1">
            <text:p>424</text:p>
          </table:table-cell>
          <table:table-cell office:value-type="float" office:value="432" table:style-name="ce1">
            <text:p>432</text:p>
          </table:table-cell>
          <table:table-cell office:value-type="float" office:value="440" table:style-name="ce1">
            <text:p>440</text:p>
          </table:table-cell>
          <table:table-cell office:value-type="float" office:value="448" table:style-name="ce1">
            <text:p>448</text:p>
          </table:table-cell>
          <table:table-cell office:value-type="float" office:value="456" table:style-name="ce1">
            <text:p>456</text:p>
          </table:table-cell>
          <table:table-cell office:value-type="float" office:value="464" table:style-name="ce1">
            <text:p>464</text:p>
          </table:table-cell>
          <table:table-cell office:value-type="float" office:value="472" table:style-name="ce1">
            <text:p>472</text:p>
          </table:table-cell>
          <table:table-cell office:value-type="float" office:value="480" table:style-name="ce1">
            <text:p>480</text:p>
          </table:table-cell>
          <table:table-cell table:number-columns-repeated="16322"/>
        </table:table-row>
        <table:table-row table:style-name="ro1">
          <table:table-cell office:value-type="string" table:style-name="ce4">
            <text:p>Temp. [°C]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table:number-columns-repeated="16322"/>
        </table:table-row>
        <table:table-row table:style-name="ro1">
          <table:table-cell office:value-type="string" table:style-name="ce4">
            <text:p>A10</text:p>
          </table:table-cell>
          <table:table-cell office:value-type="float" office:value="13629" table:style-name="ce1">
            <text:p>13629</text:p>
          </table:table-cell>
          <table:table-cell office:value-type="float" office:value="13533" table:style-name="ce1">
            <text:p>13533</text:p>
          </table:table-cell>
          <table:table-cell office:value-type="float" office:value="13475" table:style-name="ce1">
            <text:p>13475</text:p>
          </table:table-cell>
          <table:table-cell office:value-type="float" office:value="13497" table:style-name="ce1">
            <text:p>13497</text:p>
          </table:table-cell>
          <table:table-cell office:value-type="float" office:value="13404" table:style-name="ce1">
            <text:p>13404</text:p>
          </table:table-cell>
          <table:table-cell office:value-type="float" office:value="13344" table:style-name="ce1">
            <text:p>13344</text:p>
          </table:table-cell>
          <table:table-cell office:value-type="float" office:value="13309" table:style-name="ce1">
            <text:p>13309</text:p>
          </table:table-cell>
          <table:table-cell office:value-type="float" office:value="13364" table:style-name="ce1">
            <text:p>13364</text:p>
          </table:table-cell>
          <table:table-cell office:value-type="float" office:value="13339" table:style-name="ce1">
            <text:p>13339</text:p>
          </table:table-cell>
          <table:table-cell office:value-type="float" office:value="13309" table:style-name="ce1">
            <text:p>13309</text:p>
          </table:table-cell>
          <table:table-cell office:value-type="float" office:value="13289" table:style-name="ce1">
            <text:p>13289</text:p>
          </table:table-cell>
          <table:table-cell office:value-type="float" office:value="13212" table:style-name="ce1">
            <text:p>13212</text:p>
          </table:table-cell>
          <table:table-cell office:value-type="float" office:value="13228" table:style-name="ce1">
            <text:p>13228</text:p>
          </table:table-cell>
          <table:table-cell office:value-type="float" office:value="13208" table:style-name="ce1">
            <text:p>13208</text:p>
          </table:table-cell>
          <table:table-cell office:value-type="float" office:value="13169" table:style-name="ce1">
            <text:p>13169</text:p>
          </table:table-cell>
          <table:table-cell office:value-type="float" office:value="13201" table:style-name="ce1">
            <text:p>13201</text:p>
          </table:table-cell>
          <table:table-cell office:value-type="float" office:value="13146" table:style-name="ce1">
            <text:p>13146</text:p>
          </table:table-cell>
          <table:table-cell office:value-type="float" office:value="13172" table:style-name="ce1">
            <text:p>13172</text:p>
          </table:table-cell>
          <table:table-cell office:value-type="float" office:value="13123" table:style-name="ce1">
            <text:p>13123</text:p>
          </table:table-cell>
          <table:table-cell office:value-type="float" office:value="13069" table:style-name="ce1">
            <text:p>13069</text:p>
          </table:table-cell>
          <table:table-cell office:value-type="float" office:value="12969" table:style-name="ce1">
            <text:p>12969</text:p>
          </table:table-cell>
          <table:table-cell office:value-type="float" office:value="12958" table:style-name="ce1">
            <text:p>12958</text:p>
          </table:table-cell>
          <table:table-cell office:value-type="float" office:value="12983" table:style-name="ce1">
            <text:p>12983</text:p>
          </table:table-cell>
          <table:table-cell office:value-type="float" office:value="12959" table:style-name="ce1">
            <text:p>12959</text:p>
          </table:table-cell>
          <table:table-cell office:value-type="float" office:value="12874" table:style-name="ce1">
            <text:p>12874</text:p>
          </table:table-cell>
          <table:table-cell office:value-type="float" office:value="12843" table:style-name="ce1">
            <text:p>12843</text:p>
          </table:table-cell>
          <table:table-cell office:value-type="float" office:value="12835" table:style-name="ce1">
            <text:p>12835</text:p>
          </table:table-cell>
          <table:table-cell office:value-type="float" office:value="12811" table:style-name="ce1">
            <text:p>12811</text:p>
          </table:table-cell>
          <table:table-cell office:value-type="float" office:value="12748" table:style-name="ce1">
            <text:p>12748</text:p>
          </table:table-cell>
          <table:table-cell office:value-type="float" office:value="12636" table:style-name="ce1">
            <text:p>12636</text:p>
          </table:table-cell>
          <table:table-cell office:value-type="float" office:value="12695" table:style-name="ce1">
            <text:p>12695</text:p>
          </table:table-cell>
          <table:table-cell office:value-type="float" office:value="12705" table:style-name="ce1">
            <text:p>12705</text:p>
          </table:table-cell>
          <table:table-cell office:value-type="float" office:value="12681" table:style-name="ce1">
            <text:p>12681</text:p>
          </table:table-cell>
          <table:table-cell office:value-type="float" office:value="12646" table:style-name="ce1">
            <text:p>12646</text:p>
          </table:table-cell>
          <table:table-cell office:value-type="float" office:value="12636" table:style-name="ce1">
            <text:p>12636</text:p>
          </table:table-cell>
          <table:table-cell office:value-type="float" office:value="12628" table:style-name="ce1">
            <text:p>12628</text:p>
          </table:table-cell>
          <table:table-cell office:value-type="float" office:value="12570" table:style-name="ce1">
            <text:p>12570</text:p>
          </table:table-cell>
          <table:table-cell office:value-type="float" office:value="12602" table:style-name="ce1">
            <text:p>12602</text:p>
          </table:table-cell>
          <table:table-cell office:value-type="float" office:value="12534" table:style-name="ce1">
            <text:p>12534</text:p>
          </table:table-cell>
          <table:table-cell office:value-type="float" office:value="12498" table:style-name="ce1">
            <text:p>12498</text:p>
          </table:table-cell>
          <table:table-cell office:value-type="float" office:value="12461" table:style-name="ce1">
            <text:p>12461</text:p>
          </table:table-cell>
          <table:table-cell office:value-type="float" office:value="12440" table:style-name="ce1">
            <text:p>12440</text:p>
          </table:table-cell>
          <table:table-cell office:value-type="float" office:value="12360" table:style-name="ce1">
            <text:p>12360</text:p>
          </table:table-cell>
          <table:table-cell office:value-type="float" office:value="12323" table:style-name="ce1">
            <text:p>12323</text:p>
          </table:table-cell>
          <table:table-cell office:value-type="float" office:value="12299" table:style-name="ce1">
            <text:p>12299</text:p>
          </table:table-cell>
          <table:table-cell office:value-type="float" office:value="12276" table:style-name="ce1">
            <text:p>12276</text:p>
          </table:table-cell>
          <table:table-cell office:value-type="float" office:value="12317" table:style-name="ce1">
            <text:p>12317</text:p>
          </table:table-cell>
          <table:table-cell office:value-type="float" office:value="12195" table:style-name="ce1">
            <text:p>12195</text:p>
          </table:table-cell>
          <table:table-cell office:value-type="float" office:value="12233" table:style-name="ce1">
            <text:p>12233</text:p>
          </table:table-cell>
          <table:table-cell office:value-type="float" office:value="12173" table:style-name="ce1">
            <text:p>12173</text:p>
          </table:table-cell>
          <table:table-cell office:value-type="float" office:value="12156" table:style-name="ce1">
            <text:p>12156</text:p>
          </table:table-cell>
          <table:table-cell office:value-type="float" office:value="12122" table:style-name="ce1">
            <text:p>12122</text:p>
          </table:table-cell>
          <table:table-cell office:value-type="float" office:value="12125" table:style-name="ce1">
            <text:p>12125</text:p>
          </table:table-cell>
          <table:table-cell office:value-type="float" office:value="12089" table:style-name="ce1">
            <text:p>12089</text:p>
          </table:table-cell>
          <table:table-cell office:value-type="float" office:value="12040" table:style-name="ce1">
            <text:p>12040</text:p>
          </table:table-cell>
          <table:table-cell office:value-type="float" office:value="12048" table:style-name="ce1">
            <text:p>12048</text:p>
          </table:table-cell>
          <table:table-cell office:value-type="float" office:value="12035" table:style-name="ce1">
            <text:p>12035</text:p>
          </table:table-cell>
          <table:table-cell office:value-type="float" office:value="11973" table:style-name="ce1">
            <text:p>11973</text:p>
          </table:table-cell>
          <table:table-cell office:value-type="float" office:value="11955" table:style-name="ce1">
            <text:p>11955</text:p>
          </table:table-cell>
          <table:table-cell office:value-type="float" office:value="11930" table:style-name="ce1">
            <text:p>11930</text:p>
          </table:table-cell>
          <table:table-cell office:value-type="float" office:value="11921" table:style-name="ce1">
            <text:p>11921</text:p>
          </table:table-cell>
          <table:table-cell table:number-columns-repeated="16322"/>
        </table:table-row>
        <table:table-row table:style-name="ro1">
          <table:table-cell office:value-type="string" table:style-name="ce4">
            <text:p>A11</text:p>
          </table:table-cell>
          <table:table-cell office:value-type="float" office:value="42115" table:style-name="ce1">
            <text:p>42115</text:p>
          </table:table-cell>
          <table:table-cell office:value-type="float" office:value="41659" table:style-name="ce1">
            <text:p>41659</text:p>
          </table:table-cell>
          <table:table-cell office:value-type="float" office:value="41202" table:style-name="ce1">
            <text:p>41202</text:p>
          </table:table-cell>
          <table:table-cell office:value-type="float" office:value="40646" table:style-name="ce1">
            <text:p>40646</text:p>
          </table:table-cell>
          <table:table-cell office:value-type="float" office:value="40139" table:style-name="ce1">
            <text:p>40139</text:p>
          </table:table-cell>
          <table:table-cell office:value-type="float" office:value="40083" table:style-name="ce1">
            <text:p>40083</text:p>
          </table:table-cell>
          <table:table-cell office:value-type="float" office:value="39780" table:style-name="ce1">
            <text:p>39780</text:p>
          </table:table-cell>
          <table:table-cell office:value-type="float" office:value="39263" table:style-name="ce1">
            <text:p>39263</text:p>
          </table:table-cell>
          <table:table-cell office:value-type="float" office:value="39122" table:style-name="ce1">
            <text:p>39122</text:p>
          </table:table-cell>
          <table:table-cell office:value-type="float" office:value="38888" table:style-name="ce1">
            <text:p>38888</text:p>
          </table:table-cell>
          <table:table-cell office:value-type="float" office:value="38600" table:style-name="ce1">
            <text:p>38600</text:p>
          </table:table-cell>
          <table:table-cell office:value-type="float" office:value="38424" table:style-name="ce1">
            <text:p>38424</text:p>
          </table:table-cell>
          <table:table-cell office:value-type="float" office:value="38150" table:style-name="ce1">
            <text:p>38150</text:p>
          </table:table-cell>
          <table:table-cell office:value-type="float" office:value="38059" table:style-name="ce1">
            <text:p>38059</text:p>
          </table:table-cell>
          <table:table-cell office:value-type="float" office:value="37734" table:style-name="ce1">
            <text:p>37734</text:p>
          </table:table-cell>
          <table:table-cell office:value-type="float" office:value="37658" table:style-name="ce1">
            <text:p>37658</text:p>
          </table:table-cell>
          <table:table-cell office:value-type="float" office:value="37529" table:style-name="ce1">
            <text:p>37529</text:p>
          </table:table-cell>
          <table:table-cell office:value-type="float" office:value="37170" table:style-name="ce1">
            <text:p>37170</text:p>
          </table:table-cell>
          <table:table-cell office:value-type="float" office:value="37130" table:style-name="ce1">
            <text:p>37130</text:p>
          </table:table-cell>
          <table:table-cell office:value-type="float" office:value="36955" table:style-name="ce1">
            <text:p>36955</text:p>
          </table:table-cell>
          <table:table-cell office:value-type="float" office:value="36656" table:style-name="ce1">
            <text:p>36656</text:p>
          </table:table-cell>
          <table:table-cell office:value-type="float" office:value="36577" table:style-name="ce1">
            <text:p>36577</text:p>
          </table:table-cell>
          <table:table-cell office:value-type="float" office:value="36426" table:style-name="ce1">
            <text:p>36426</text:p>
          </table:table-cell>
          <table:table-cell office:value-type="float" office:value="36329" table:style-name="ce1">
            <text:p>36329</text:p>
          </table:table-cell>
          <table:table-cell office:value-type="float" office:value="36385" table:style-name="ce1">
            <text:p>36385</text:p>
          </table:table-cell>
          <table:table-cell office:value-type="float" office:value="36049" table:style-name="ce1">
            <text:p>36049</text:p>
          </table:table-cell>
          <table:table-cell office:value-type="float" office:value="35996" table:style-name="ce1">
            <text:p>35996</text:p>
          </table:table-cell>
          <table:table-cell office:value-type="float" office:value="36049" table:style-name="ce1">
            <text:p>36049</text:p>
          </table:table-cell>
          <table:table-cell office:value-type="float" office:value="35897" table:style-name="ce1">
            <text:p>35897</text:p>
          </table:table-cell>
          <table:table-cell office:value-type="float" office:value="35564" table:style-name="ce1">
            <text:p>35564</text:p>
          </table:table-cell>
          <table:table-cell office:value-type="float" office:value="35483" table:style-name="ce1">
            <text:p>35483</text:p>
          </table:table-cell>
          <table:table-cell office:value-type="float" office:value="35429" table:style-name="ce1">
            <text:p>35429</text:p>
          </table:table-cell>
          <table:table-cell office:value-type="float" office:value="35364" table:style-name="ce1">
            <text:p>35364</text:p>
          </table:table-cell>
          <table:table-cell office:value-type="float" office:value="35365" table:style-name="ce1">
            <text:p>35365</text:p>
          </table:table-cell>
          <table:table-cell office:value-type="float" office:value="35263" table:style-name="ce1">
            <text:p>35263</text:p>
          </table:table-cell>
          <table:table-cell office:value-type="float" office:value="35045" table:style-name="ce1">
            <text:p>35045</text:p>
          </table:table-cell>
          <table:table-cell office:value-type="float" office:value="35011" table:style-name="ce1">
            <text:p>35011</text:p>
          </table:table-cell>
          <table:table-cell office:value-type="float" office:value="34850" table:style-name="ce1">
            <text:p>34850</text:p>
          </table:table-cell>
          <table:table-cell office:value-type="float" office:value="34937" table:style-name="ce1">
            <text:p>34937</text:p>
          </table:table-cell>
          <table:table-cell office:value-type="float" office:value="34850" table:style-name="ce1">
            <text:p>34850</text:p>
          </table:table-cell>
          <table:table-cell office:value-type="float" office:value="34562" table:style-name="ce1">
            <text:p>34562</text:p>
          </table:table-cell>
          <table:table-cell office:value-type="float" office:value="34510" table:style-name="ce1">
            <text:p>34510</text:p>
          </table:table-cell>
          <table:table-cell office:value-type="float" office:value="34424" table:style-name="ce1">
            <text:p>34424</text:p>
          </table:table-cell>
          <table:table-cell office:value-type="float" office:value="34339" table:style-name="ce1">
            <text:p>34339</text:p>
          </table:table-cell>
          <table:table-cell office:value-type="float" office:value="34145" table:style-name="ce1">
            <text:p>34145</text:p>
          </table:table-cell>
          <table:table-cell office:value-type="float" office:value="34066" table:style-name="ce1">
            <text:p>34066</text:p>
          </table:table-cell>
          <table:table-cell office:value-type="float" office:value="33876" table:style-name="ce1">
            <text:p>33876</text:p>
          </table:table-cell>
          <table:table-cell office:value-type="float" office:value="33944" table:style-name="ce1">
            <text:p>33944</text:p>
          </table:table-cell>
          <table:table-cell office:value-type="float" office:value="33797" table:style-name="ce1">
            <text:p>33797</text:p>
          </table:table-cell>
          <table:table-cell office:value-type="float" office:value="33894" table:style-name="ce1">
            <text:p>33894</text:p>
          </table:table-cell>
          <table:table-cell office:value-type="float" office:value="33822" table:style-name="ce1">
            <text:p>33822</text:p>
          </table:table-cell>
          <table:table-cell office:value-type="float" office:value="33786" table:style-name="ce1">
            <text:p>33786</text:p>
          </table:table-cell>
          <table:table-cell office:value-type="float" office:value="33582" table:style-name="ce1">
            <text:p>33582</text:p>
          </table:table-cell>
          <table:table-cell office:value-type="float" office:value="33592" table:style-name="ce1">
            <text:p>33592</text:p>
          </table:table-cell>
          <table:table-cell office:value-type="float" office:value="33569" table:style-name="ce1">
            <text:p>33569</text:p>
          </table:table-cell>
          <table:table-cell office:value-type="float" office:value="33474" table:style-name="ce1">
            <text:p>33474</text:p>
          </table:table-cell>
          <table:table-cell office:value-type="float" office:value="33377" table:style-name="ce1">
            <text:p>33377</text:p>
          </table:table-cell>
          <table:table-cell office:value-type="float" office:value="33312" table:style-name="ce1">
            <text:p>33312</text:p>
          </table:table-cell>
          <table:table-cell office:value-type="float" office:value="33219" table:style-name="ce1">
            <text:p>33219</text:p>
          </table:table-cell>
          <table:table-cell office:value-type="float" office:value="33141" table:style-name="ce1">
            <text:p>33141</text:p>
          </table:table-cell>
          <table:table-cell office:value-type="float" office:value="33064" table:style-name="ce1">
            <text:p>33064</text:p>
          </table:table-cell>
          <table:table-cell table:number-columns-repeated="16322"/>
        </table:table-row>
        <table:table-row table:style-name="ro1">
          <table:table-cell office:value-type="string" table:style-name="ce4">
            <text:p>A12</text:p>
          </table:table-cell>
          <table:table-cell office:value-type="float" office:value="27837" table:style-name="ce1">
            <text:p>27837</text:p>
          </table:table-cell>
          <table:table-cell office:value-type="float" office:value="27940" table:style-name="ce1">
            <text:p>27940</text:p>
          </table:table-cell>
          <table:table-cell office:value-type="float" office:value="27886" table:style-name="ce1">
            <text:p>27886</text:p>
          </table:table-cell>
          <table:table-cell office:value-type="float" office:value="27581" table:style-name="ce1">
            <text:p>27581</text:p>
          </table:table-cell>
          <table:table-cell office:value-type="float" office:value="27519" table:style-name="ce1">
            <text:p>27519</text:p>
          </table:table-cell>
          <table:table-cell office:value-type="float" office:value="27321" table:style-name="ce1">
            <text:p>27321</text:p>
          </table:table-cell>
          <table:table-cell office:value-type="float" office:value="27027" table:style-name="ce1">
            <text:p>27027</text:p>
          </table:table-cell>
          <table:table-cell office:value-type="float" office:value="27261" table:style-name="ce1">
            <text:p>27261</text:p>
          </table:table-cell>
          <table:table-cell office:value-type="float" office:value="27232" table:style-name="ce1">
            <text:p>27232</text:p>
          </table:table-cell>
          <table:table-cell office:value-type="float" office:value="26875" table:style-name="ce1">
            <text:p>26875</text:p>
          </table:table-cell>
          <table:table-cell office:value-type="float" office:value="26729" table:style-name="ce1">
            <text:p>26729</text:p>
          </table:table-cell>
          <table:table-cell office:value-type="float" office:value="26699" table:style-name="ce1">
            <text:p>26699</text:p>
          </table:table-cell>
          <table:table-cell office:value-type="float" office:value="26835" table:style-name="ce1">
            <text:p>26835</text:p>
          </table:table-cell>
          <table:table-cell office:value-type="float" office:value="26711" table:style-name="ce1">
            <text:p>26711</text:p>
          </table:table-cell>
          <table:table-cell office:value-type="float" office:value="26515" table:style-name="ce1">
            <text:p>26515</text:p>
          </table:table-cell>
          <table:table-cell office:value-type="float" office:value="26479" table:style-name="ce1">
            <text:p>26479</text:p>
          </table:table-cell>
          <table:table-cell office:value-type="float" office:value="26273" table:style-name="ce1">
            <text:p>26273</text:p>
          </table:table-cell>
          <table:table-cell office:value-type="float" office:value="26323" table:style-name="ce1">
            <text:p>26323</text:p>
          </table:table-cell>
          <table:table-cell office:value-type="float" office:value="26314" table:style-name="ce1">
            <text:p>26314</text:p>
          </table:table-cell>
          <table:table-cell office:value-type="float" office:value="26141" table:style-name="ce1">
            <text:p>26141</text:p>
          </table:table-cell>
          <table:table-cell office:value-type="float" office:value="26288" table:style-name="ce1">
            <text:p>26288</text:p>
          </table:table-cell>
          <table:table-cell office:value-type="float" office:value="26195" table:style-name="ce1">
            <text:p>26195</text:p>
          </table:table-cell>
          <table:table-cell office:value-type="float" office:value="26235" table:style-name="ce1">
            <text:p>26235</text:p>
          </table:table-cell>
          <table:table-cell office:value-type="float" office:value="26159" table:style-name="ce1">
            <text:p>26159</text:p>
          </table:table-cell>
          <table:table-cell office:value-type="float" office:value="26124" table:style-name="ce1">
            <text:p>26124</text:p>
          </table:table-cell>
          <table:table-cell office:value-type="float" office:value="25928" table:style-name="ce1">
            <text:p>25928</text:p>
          </table:table-cell>
          <table:table-cell office:value-type="float" office:value="25996" table:style-name="ce1">
            <text:p>25996</text:p>
          </table:table-cell>
          <table:table-cell office:value-type="float" office:value="25777" table:style-name="ce1">
            <text:p>25777</text:p>
          </table:table-cell>
          <table:table-cell office:value-type="float" office:value="26008" table:style-name="ce1">
            <text:p>26008</text:p>
          </table:table-cell>
          <table:table-cell office:value-type="float" office:value="25863" table:style-name="ce1">
            <text:p>25863</text:p>
          </table:table-cell>
          <table:table-cell office:value-type="float" office:value="25743" table:style-name="ce1">
            <text:p>25743</text:p>
          </table:table-cell>
          <table:table-cell office:value-type="float" office:value="25701" table:style-name="ce1">
            <text:p>25701</text:p>
          </table:table-cell>
          <table:table-cell office:value-type="float" office:value="25761" table:style-name="ce1">
            <text:p>25761</text:p>
          </table:table-cell>
          <table:table-cell office:value-type="float" office:value="25545" table:style-name="ce1">
            <text:p>25545</text:p>
          </table:table-cell>
          <table:table-cell office:value-type="float" office:value="25557" table:style-name="ce1">
            <text:p>25557</text:p>
          </table:table-cell>
          <table:table-cell office:value-type="float" office:value="25562" table:style-name="ce1">
            <text:p>25562</text:p>
          </table:table-cell>
          <table:table-cell office:value-type="float" office:value="25570" table:style-name="ce1">
            <text:p>25570</text:p>
          </table:table-cell>
          <table:table-cell office:value-type="float" office:value="25481" table:style-name="ce1">
            <text:p>25481</text:p>
          </table:table-cell>
          <table:table-cell office:value-type="float" office:value="25562" table:style-name="ce1">
            <text:p>25562</text:p>
          </table:table-cell>
          <table:table-cell office:value-type="float" office:value="25495" table:style-name="ce1">
            <text:p>25495</text:p>
          </table:table-cell>
          <table:table-cell office:value-type="float" office:value="25540" table:style-name="ce1">
            <text:p>25540</text:p>
          </table:table-cell>
          <table:table-cell office:value-type="float" office:value="25343" table:style-name="ce1">
            <text:p>25343</text:p>
          </table:table-cell>
          <table:table-cell office:value-type="float" office:value="25371" table:style-name="ce1">
            <text:p>25371</text:p>
          </table:table-cell>
          <table:table-cell office:value-type="float" office:value="25403" table:style-name="ce1">
            <text:p>25403</text:p>
          </table:table-cell>
          <table:table-cell office:value-type="float" office:value="25393" table:style-name="ce1">
            <text:p>25393</text:p>
          </table:table-cell>
          <table:table-cell office:value-type="float" office:value="25308" table:style-name="ce1">
            <text:p>25308</text:p>
          </table:table-cell>
          <table:table-cell office:value-type="float" office:value="25313" table:style-name="ce1">
            <text:p>25313</text:p>
          </table:table-cell>
          <table:table-cell office:value-type="float" office:value="25313" table:style-name="ce1">
            <text:p>25313</text:p>
          </table:table-cell>
          <table:table-cell office:value-type="float" office:value="25382" table:style-name="ce1">
            <text:p>25382</text:p>
          </table:table-cell>
          <table:table-cell office:value-type="float" office:value="25210" table:style-name="ce1">
            <text:p>25210</text:p>
          </table:table-cell>
          <table:table-cell office:value-type="float" office:value="25010" table:style-name="ce1">
            <text:p>25010</text:p>
          </table:table-cell>
          <table:table-cell office:value-type="float" office:value="25063" table:style-name="ce1">
            <text:p>25063</text:p>
          </table:table-cell>
          <table:table-cell office:value-type="float" office:value="24884" table:style-name="ce1">
            <text:p>24884</text:p>
          </table:table-cell>
          <table:table-cell office:value-type="float" office:value="25035" table:style-name="ce1">
            <text:p>25035</text:p>
          </table:table-cell>
          <table:table-cell office:value-type="float" office:value="25007" table:style-name="ce1">
            <text:p>25007</text:p>
          </table:table-cell>
          <table:table-cell office:value-type="float" office:value="24931" table:style-name="ce1">
            <text:p>24931</text:p>
          </table:table-cell>
          <table:table-cell office:value-type="float" office:value="24840" table:style-name="ce1">
            <text:p>24840</text:p>
          </table:table-cell>
          <table:table-cell office:value-type="float" office:value="24664" table:style-name="ce1">
            <text:p>24664</text:p>
          </table:table-cell>
          <table:table-cell office:value-type="float" office:value="24781" table:style-name="ce1">
            <text:p>24781</text:p>
          </table:table-cell>
          <table:table-cell office:value-type="float" office:value="24681" table:style-name="ce1">
            <text:p>24681</text:p>
          </table:table-cell>
          <table:table-cell office:value-type="float" office:value="24608" table:style-name="ce1">
            <text:p>24608</text:p>
          </table:table-cell>
          <table:table-cell table:number-columns-repeated="1632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Kontrolle</text:p>
          </table:table-cell>
          <table:table-cell office:value-type="float" office:value="0" table:formula="of:=([.B43]-[.$B43])/[.$B43]" table:style-name="ce1">
            <text:p>0</text:p>
          </table:table-cell>
          <table:table-cell office:value-type="float" office:value="-7.0438036539731451E-3" table:formula="of:=([.C43]-[.$B43])/[.$B43]" table:style-name="ce1">
            <text:p>-0,007043804</text:p>
          </table:table-cell>
          <table:table-cell office:value-type="float" office:value="-1.1299435028248588E-2" table:formula="of:=([.D43]-[.$B43])/[.$B43]" table:style-name="ce1">
            <text:p>-0,011299435</text:p>
          </table:table-cell>
          <table:table-cell office:value-type="float" office:value="-9.6852300242130755E-3" table:formula="of:=([.E43]-[.$B43])/[.$B43]" table:style-name="ce1">
            <text:p>-0,00968523</text:p>
          </table:table-cell>
          <table:table-cell office:value-type="float" office:value="-1.6508914813999558E-2" table:formula="of:=([.F43]-[.$B43])/[.$B43]" table:style-name="ce1">
            <text:p>-0,016508915</text:p>
          </table:table-cell>
          <table:table-cell office:value-type="float" office:value="-2.0911292097732775E-2" table:formula="of:=([.G43]-[.$B43])/[.$B43]" table:style-name="ce1">
            <text:p>-0,020911292</text:p>
          </table:table-cell>
          <table:table-cell office:value-type="float" office:value="-2.3479345513243818E-2" table:formula="of:=([.H43]-[.$B43])/[.$B43]" table:style-name="ce1">
            <text:p>-0,023479346</text:p>
          </table:table-cell>
          <table:table-cell office:value-type="float" office:value="-1.9443833003155036E-2" table:formula="of:=([.I43]-[.$B43])/[.$B43]" table:style-name="ce1">
            <text:p>-0,019443833</text:p>
          </table:table-cell>
          <table:table-cell office:value-type="float" office:value="-2.1278156871377209E-2" table:formula="of:=([.J43]-[.$B43])/[.$B43]" table:style-name="ce1">
            <text:p>-0,021278157</text:p>
          </table:table-cell>
          <table:table-cell office:value-type="float" office:value="-2.3479345513243818E-2" table:formula="of:=([.K43]-[.$B43])/[.$B43]" table:style-name="ce1">
            <text:p>-0,023479346</text:p>
          </table:table-cell>
          <table:table-cell office:value-type="float" office:value="-2.4946804607821556E-2" table:formula="of:=([.L43]-[.$B43])/[.$B43]" table:style-name="ce1">
            <text:p>-0,024946805</text:p>
          </table:table-cell>
          <table:table-cell office:value-type="float" office:value="-3.059652212194585E-2" table:formula="of:=([.M43]-[.$B43])/[.$B43]" table:style-name="ce1">
            <text:p>-0,030596522</text:p>
          </table:table-cell>
          <table:table-cell office:value-type="float" office:value="-2.9422554846283661E-2" table:formula="of:=([.N43]-[.$B43])/[.$B43]" table:style-name="ce1">
            <text:p>-0,029422555</text:p>
          </table:table-cell>
          <table:table-cell office:value-type="float" office:value="-3.08900139408614E-2" table:formula="of:=([.O43]-[.$B43])/[.$B43]" table:style-name="ce1">
            <text:p>-0,030890014</text:p>
          </table:table-cell>
          <table:table-cell office:value-type="float" office:value="-3.3751559175287986E-2" table:formula="of:=([.P43]-[.$B43])/[.$B43]" table:style-name="ce1">
            <text:p>-0,033751559</text:p>
          </table:table-cell>
          <table:table-cell office:value-type="float" office:value="-3.1403624623963608E-2" table:formula="of:=([.Q43]-[.$B43])/[.$B43]" table:style-name="ce1">
            <text:p>-0,031403625</text:p>
          </table:table-cell>
          <table:table-cell office:value-type="float" office:value="-3.543913713405239E-2" table:formula="of:=([.R43]-[.$B43])/[.$B43]" table:style-name="ce1">
            <text:p>-0,035439137</text:p>
          </table:table-cell>
          <table:table-cell office:value-type="float" office:value="-3.3531440311101328E-2" table:formula="of:=([.S43]-[.$B43])/[.$B43]" table:style-name="ce1">
            <text:p>-0,03353144</text:p>
          </table:table-cell>
          <table:table-cell office:value-type="float" office:value="-3.7126715092816787E-2" table:formula="of:=([.T43]-[.$B43])/[.$B43]" table:style-name="ce1">
            <text:p>-0,037126715</text:p>
          </table:table-cell>
          <table:table-cell office:value-type="float" office:value="-4.108885464817668E-2" table:formula="of:=([.U43]-[.$B43])/[.$B43]" table:style-name="ce1">
            <text:p>-0,041088855</text:p>
          </table:table-cell>
          <table:table-cell office:value-type="float" office:value="-4.8426150121065374E-2" table:formula="of:=([.V43]-[.$B43])/[.$B43]" table:style-name="ce1">
            <text:p>-0,04842615</text:p>
          </table:table-cell>
          <table:table-cell office:value-type="float" office:value="-4.9233252623083132E-2" table:formula="of:=([.W43]-[.$B43])/[.$B43]" table:style-name="ce1">
            <text:p>-0,049233253</text:p>
          </table:table-cell>
          <table:table-cell office:value-type="float" office:value="-4.7398928754860958E-2" table:formula="of:=([.X43]-[.$B43])/[.$B43]" table:style-name="ce1">
            <text:p>-0,047398929</text:p>
          </table:table-cell>
          <table:table-cell office:value-type="float" office:value="-4.9159879668354244E-2" table:formula="of:=([.Y43]-[.$B43])/[.$B43]" table:style-name="ce1">
            <text:p>-0,04915988</text:p>
          </table:table-cell>
          <table:table-cell office:value-type="float" office:value="-5.5396580820309634E-2" table:formula="of:=([.Z43]-[.$B43])/[.$B43]" table:style-name="ce1">
            <text:p>-0,055396581</text:p>
          </table:table-cell>
          <table:table-cell office:value-type="float" office:value="-5.767114241690513E-2" table:formula="of:=([.AA43]-[.$B43])/[.$B43]" table:style-name="ce1">
            <text:p>-0,057671142</text:p>
          </table:table-cell>
          <table:table-cell office:value-type="float" office:value="-5.8258126054736223E-2" table:formula="of:=([.AB43]-[.$B43])/[.$B43]" table:style-name="ce1">
            <text:p>-0,058258126</text:p>
          </table:table-cell>
          <table:table-cell office:value-type="float" office:value="-6.0019076968229508E-2" table:formula="of:=([.AC43]-[.$B43])/[.$B43]" table:style-name="ce1">
            <text:p>-0,060019077</text:p>
          </table:table-cell>
          <table:table-cell office:value-type="float" office:value="-6.4641573116149389E-2" table:formula="of:=([.AD43]-[.$B43])/[.$B43]" table:style-name="ce1">
            <text:p>-0,064641573</text:p>
          </table:table-cell>
          <table:table-cell office:value-type="float" office:value="-7.285934404578473E-2" table:formula="of:=([.AE43]-[.$B43])/[.$B43]" table:style-name="ce1">
            <text:p>-0,072859344</text:p>
          </table:table-cell>
          <table:table-cell office:value-type="float" office:value="-6.8530339716780395E-2" table:formula="of:=([.AF43]-[.$B43])/[.$B43]" table:style-name="ce1">
            <text:p>-0,06853034</text:p>
          </table:table-cell>
          <table:table-cell office:value-type="float" office:value="-6.7796610169491525E-2" table:formula="of:=([.AG43]-[.$B43])/[.$B43]" table:style-name="ce1">
            <text:p>-0,06779661</text:p>
          </table:table-cell>
          <table:table-cell office:value-type="float" office:value="-6.9557561082984817E-2" table:formula="of:=([.AH43]-[.$B43])/[.$B43]" table:style-name="ce1">
            <text:p>-0,069557561</text:p>
          </table:table-cell>
          <table:table-cell office:value-type="float" office:value="-7.212561449849586E-2" table:formula="of:=([.AI43]-[.$B43])/[.$B43]" table:style-name="ce1">
            <text:p>-0,072125614</text:p>
          </table:table-cell>
          <table:table-cell office:value-type="float" office:value="-7.285934404578473E-2" table:formula="of:=([.AJ43]-[.$B43])/[.$B43]" table:style-name="ce1">
            <text:p>-0,072859344</text:p>
          </table:table-cell>
          <table:table-cell office:value-type="float" office:value="-7.3446327683615822E-2" table:formula="of:=([.AK43]-[.$B43])/[.$B43]" table:style-name="ce1">
            <text:p>-0,073446328</text:p>
          </table:table-cell>
          <table:table-cell office:value-type="float" office:value="-7.7701959057891262E-2" table:formula="of:=([.AL43]-[.$B43])/[.$B43]" table:style-name="ce1">
            <text:p>-0,077701959</text:p>
          </table:table-cell>
          <table:table-cell office:value-type="float" office:value="-7.5354024506566877E-2" table:formula="of:=([.AM43]-[.$B43])/[.$B43]" table:style-name="ce1">
            <text:p>-0,075354025</text:p>
          </table:table-cell>
          <table:table-cell office:value-type="float" office:value="-8.0343385428131187E-2" table:formula="of:=([.AN43]-[.$B43])/[.$B43]" table:style-name="ce1">
            <text:p>-0,080343385</text:p>
          </table:table-cell>
          <table:table-cell office:value-type="float" office:value="-8.2984811798371125E-2" table:formula="of:=([.AO43]-[.$B43])/[.$B43]" table:style-name="ce1">
            <text:p>-0,082984812</text:p>
          </table:table-cell>
          <table:table-cell office:value-type="float" office:value="-8.569961112333993E-2" table:formula="of:=([.AP43]-[.$B43])/[.$B43]" table:style-name="ce1">
            <text:p>-0,085699611</text:p>
          </table:table-cell>
          <table:table-cell office:value-type="float" office:value="-8.7240443172646565E-2" table:formula="of:=([.AQ43]-[.$B43])/[.$B43]" table:style-name="ce1">
            <text:p>-0,087240443</text:p>
          </table:table-cell>
          <table:table-cell office:value-type="float" office:value="-9.311027955095752E-2" table:formula="of:=([.AR43]-[.$B43])/[.$B43]" table:style-name="ce1">
            <text:p>-0,09311028</text:p>
          </table:table-cell>
          <table:table-cell office:value-type="float" office:value="-9.5825078875926339E-2" table:formula="of:=([.AS43]-[.$B43])/[.$B43]" table:style-name="ce1">
            <text:p>-0,095825079</text:p>
          </table:table-cell>
          <table:table-cell office:value-type="float" office:value="-9.7586029789419618E-2" table:formula="of:=([.AT43]-[.$B43])/[.$B43]" table:style-name="ce1">
            <text:p>-0,09758603</text:p>
          </table:table-cell>
          <table:table-cell office:value-type="float" office:value="-9.9273607748184015E-2" table:formula="of:=([.AU43]-[.$B43])/[.$B43]" table:style-name="ce1">
            <text:p>-0,099273608</text:p>
          </table:table-cell>
          <table:table-cell office:value-type="float" office:value="-9.6265316604299656E-2" table:formula="of:=([.AV43]-[.$B43])/[.$B43]" table:style-name="ce1">
            <text:p>-0,096265317</text:p>
          </table:table-cell>
          <table:table-cell office:value-type="float" office:value="-0.10521681708122387" table:formula="of:=([.AW43]-[.$B43])/[.$B43]" table:style-name="ce1">
            <text:p>-0,105216817</text:p>
          </table:table-cell>
          <table:table-cell office:value-type="float" office:value="-0.10242864480152616" table:formula="of:=([.AX43]-[.$B43])/[.$B43]" table:style-name="ce1">
            <text:p>-0,102428645</text:p>
          </table:table-cell>
          <table:table-cell office:value-type="float" office:value="-0.10683102208525937" table:formula="of:=([.AY43]-[.$B43])/[.$B43]" table:style-name="ce1">
            <text:p>-0,106831022</text:p>
          </table:table-cell>
          <table:table-cell office:value-type="float" office:value="-0.10807836231565045" table:formula="of:=([.AZ43]-[.$B43])/[.$B43]" table:style-name="ce1">
            <text:p>-0,108078362</text:p>
          </table:table-cell>
          <table:table-cell office:value-type="float" office:value="-0.11057304277643261" table:formula="of:=([.BA43]-[.$B43])/[.$B43]" table:style-name="ce1">
            <text:p>-0,110573043</text:p>
          </table:table-cell>
          <table:table-cell office:value-type="float" office:value="-0.11035292391224595" table:formula="of:=([.BB43]-[.$B43])/[.$B43]" table:style-name="ce1">
            <text:p>-0,110352924</text:p>
          </table:table-cell>
          <table:table-cell office:value-type="float" office:value="-0.11299435028248588" table:formula="of:=([.BC43]-[.$B43])/[.$B43]" table:style-name="ce1">
            <text:p>-0,11299435</text:p>
          </table:table-cell>
          <table:table-cell office:value-type="float" office:value="-0.11658962506420134" table:formula="of:=([.BD43]-[.$B43])/[.$B43]" table:style-name="ce1">
            <text:p>-0,116589625</text:p>
          </table:table-cell>
          <table:table-cell office:value-type="float" office:value="-0.11600264142637023" table:formula="of:=([.BE43]-[.$B43])/[.$B43]" table:style-name="ce1">
            <text:p>-0,116002641</text:p>
          </table:table-cell>
          <table:table-cell office:value-type="float" office:value="-0.11695648983784578" table:formula="of:=([.BF43]-[.$B43])/[.$B43]" table:style-name="ce1">
            <text:p>-0,11695649</text:p>
          </table:table-cell>
          <table:table-cell office:value-type="float" office:value="-0.12150561303103675" table:formula="of:=([.BG43]-[.$B43])/[.$B43]" table:style-name="ce1">
            <text:p>-0,121505613</text:p>
          </table:table-cell>
          <table:table-cell office:value-type="float" office:value="-0.12282632621615673" table:formula="of:=([.BH43]-[.$B43])/[.$B43]" table:style-name="ce1">
            <text:p>-0,122826326</text:p>
          </table:table-cell>
          <table:table-cell office:value-type="float" office:value="-0.1246606500843789" table:formula="of:=([.BI43]-[.$B43])/[.$B43]" table:style-name="ce1">
            <text:p>-0,12466065</text:p>
          </table:table-cell>
          <table:table-cell office:value-type="float" office:value="-0.12532100667693888" table:formula="of:=([.BJ43]-[.$B43])/[.$B43]" table:style-name="ce1">
            <text:p>-0,125321007</text:p>
          </table:table-cell>
          <table:table-cell table:number-columns-repeated="16322"/>
        </table:table-row>
        <table:table-row table:style-name="ro1">
          <table:table-cell office:value-type="string" table:style-name="ce1">
            <text:p>MCT</text:p>
          </table:table-cell>
          <table:table-cell office:value-type="float" office:value="0" table:formula="of:=([.B44]-[.B44])/[.B44]" table:style-name="ce1">
            <text:p>0</text:p>
          </table:table-cell>
          <table:table-cell office:value-type="float" office:value="-1.0827496141517274E-2" table:formula="of:=([.C44]-[.$B44])/[.$B44]" table:style-name="ce1">
            <text:p>-0,010827496</text:p>
          </table:table-cell>
          <table:table-cell office:value-type="float" office:value="-2.1678736792116824E-2" table:formula="of:=([.D44]-[.$B44])/[.$B44]" table:style-name="ce1">
            <text:p>-0,021678737</text:p>
          </table:table-cell>
          <table:table-cell office:value-type="float" office:value="-3.4880683841861569E-2" table:formula="of:=([.E44]-[.$B44])/[.$B44]" table:style-name="ce1">
            <text:p>-0,034880684</text:p>
          </table:table-cell>
          <table:table-cell office:value-type="float" office:value="-4.6919149946574853E-2" table:formula="of:=([.F44]-[.$B44])/[.$B44]" table:style-name="ce1">
            <text:p>-0,04691915</text:p>
          </table:table-cell>
          <table:table-cell office:value-type="float" office:value="-4.8248842455182239E-2" table:formula="of:=([.G44]-[.$B44])/[.$B44]" table:style-name="ce1">
            <text:p>-0,048248842</text:p>
          </table:table-cell>
          <table:table-cell office:value-type="float" office:value="-5.5443428707111483E-2" table:formula="of:=([.H44]-[.$B44])/[.$B44]" table:style-name="ce1">
            <text:p>-0,055443429</text:p>
          </table:table-cell>
          <table:table-cell office:value-type="float" office:value="-6.7719339902647516E-2" table:formula="of:=([.I44]-[.$B44])/[.$B44]" table:style-name="ce1">
            <text:p>-0,06771934</text:p>
          </table:table-cell>
          <table:table-cell office:value-type="float" office:value="-7.1067315683248256E-2" table:formula="of:=([.J44]-[.$B44])/[.$B44]" table:style-name="ce1">
            <text:p>-0,071067316</text:p>
          </table:table-cell>
          <table:table-cell office:value-type="float" office:value="-7.662353080850054E-2" table:formula="of:=([.K44]-[.$B44])/[.$B44]" table:style-name="ce1">
            <text:p>-0,076623531</text:p>
          </table:table-cell>
          <table:table-cell office:value-type="float" office:value="-8.3461949424195658E-2" table:formula="of:=([.L44]-[.$B44])/[.$B44]" table:style-name="ce1">
            <text:p>-0,083461949</text:p>
          </table:table-cell>
          <table:table-cell office:value-type="float" office:value="-8.7640983022676006E-2" table:formula="of:=([.M44]-[.$B44])/[.$B44]" table:style-name="ce1">
            <text:p>-0,087640983</text:p>
          </table:table-cell>
          <table:table-cell office:value-type="float" office:value="-9.4146978511219281E-2" table:formula="of:=([.N44]-[.$B44])/[.$B44]" table:style-name="ce1">
            <text:p>-0,094146979</text:p>
          </table:table-cell>
          <table:table-cell office:value-type="float" office:value="-9.6307728837706275E-2" table:formula="of:=([.O44]-[.$B44])/[.$B44]" table:style-name="ce1">
            <text:p>-0,096307729</text:p>
          </table:table-cell>
          <table:table-cell office:value-type="float" office:value="-0.10402469428944557" table:formula="of:=([.P44]-[.$B44])/[.$B44]" table:style-name="ce1">
            <text:p>-0,104024694</text:p>
          </table:table-cell>
          <table:table-cell office:value-type="float" office:value="-0.10582927697969845" table:formula="of:=([.Q44]-[.$B44])/[.$B44]" table:style-name="ce1">
            <text:p>-0,105829277</text:p>
          </table:table-cell>
          <table:table-cell office:value-type="float" office:value="-0.10889231865131188" table:formula="of:=([.R44]-[.$B44])/[.$B44]" table:style-name="ce1">
            <text:p>-0,108892319</text:p>
          </table:table-cell>
          <table:table-cell office:value-type="float" office:value="-0.11741659741184851" table:formula="of:=([.S44]-[.$B44])/[.$B44]" table:style-name="ce1">
            <text:p>-0,117416597</text:p>
          </table:table-cell>
          <table:table-cell office:value-type="float" office:value="-0.1183663777751395" table:formula="of:=([.T44]-[.$B44])/[.$B44]" table:style-name="ce1">
            <text:p>-0,118366378</text:p>
          </table:table-cell>
          <table:table-cell office:value-type="float" office:value="-0.12252166686453758" table:formula="of:=([.U44]-[.$B44])/[.$B44]" table:style-name="ce1">
            <text:p>-0,122521667</text:p>
          </table:table-cell>
          <table:table-cell office:value-type="float" office:value="-0.12962127508013771" table:formula="of:=([.V44]-[.$B44])/[.$B44]" table:style-name="ce1">
            <text:p>-0,129621275</text:p>
          </table:table-cell>
          <table:table-cell office:value-type="float" office:value="-0.13149709129763743" table:formula="of:=([.W44]-[.$B44])/[.$B44]" table:style-name="ce1">
            <text:p>-0,131497091</text:p>
          </table:table-cell>
          <table:table-cell office:value-type="float" office:value="-0.13508251216906089" table:formula="of:=([.X44]-[.$B44])/[.$B44]" table:style-name="ce1">
            <text:p>-0,135082512</text:p>
          </table:table-cell>
          <table:table-cell office:value-type="float" office:value="-0.13738572955004155" table:formula="of:=([.Y44]-[.$B44])/[.$B44]" table:style-name="ce1">
            <text:p>-0,13738573</text:p>
          </table:table-cell>
          <table:table-cell office:value-type="float" office:value="-0.13605603704143418" table:formula="of:=([.Z44]-[.$B44])/[.$B44]" table:style-name="ce1">
            <text:p>-0,136056037</text:p>
          </table:table-cell>
          <table:table-cell office:value-type="float" office:value="-0.14403419209307847" table:formula="of:=([.AA44]-[.$B44])/[.$B44]" table:style-name="ce1">
            <text:p>-0,144034192</text:p>
          </table:table-cell>
          <table:table-cell office:value-type="float" office:value="-0.14529265107443903" table:formula="of:=([.AB44]-[.$B44])/[.$B44]" table:style-name="ce1">
            <text:p>-0,145292651</text:p>
          </table:table-cell>
          <table:table-cell office:value-type="float" office:value="-0.14403419209307847" table:formula="of:=([.AC44]-[.$B44])/[.$B44]" table:style-name="ce1">
            <text:p>-0,144034192</text:p>
          </table:table-cell>
          <table:table-cell office:value-type="float" office:value="-0.14764335747358423" table:formula="of:=([.AD44]-[.$B44])/[.$B44]" table:style-name="ce1">
            <text:p>-0,147643357</text:p>
          </table:table-cell>
          <table:table-cell office:value-type="float" office:value="-0.15555027899798171" table:formula="of:=([.AE44]-[.$B44])/[.$B44]" table:style-name="ce1">
            <text:p>-0,155550279</text:p>
          </table:table-cell>
          <table:table-cell office:value-type="float" office:value="-0.15747358423364596" table:formula="of:=([.AF44]-[.$B44])/[.$B44]" table:style-name="ce1">
            <text:p>-0,157473584</text:p>
          </table:table-cell>
          <table:table-cell office:value-type="float" office:value="-0.1587557877240888" table:formula="of:=([.AG44]-[.$B44])/[.$B44]" table:style-name="ce1">
            <text:p>-0,158755788</text:p>
          </table:table-cell>
          <table:table-cell office:value-type="float" office:value="-0.16029918081443667" table:formula="of:=([.AH44]-[.$B44])/[.$B44]" table:style-name="ce1">
            <text:p>-0,160299181</text:p>
          </table:table-cell>
          <table:table-cell office:value-type="float" office:value="-0.16027543630535437" table:formula="of:=([.AI44]-[.$B44])/[.$B44]" table:style-name="ce1">
            <text:p>-0,160275436</text:p>
          </table:table-cell>
          <table:table-cell office:value-type="float" office:value="-0.1626973762317464" table:formula="of:=([.AJ44]-[.$B44])/[.$B44]" table:style-name="ce1">
            <text:p>-0,162697376</text:p>
          </table:table-cell>
          <table:table-cell office:value-type="float" office:value="-0.16787367921168231" table:formula="of:=([.AK44]-[.$B44])/[.$B44]" table:style-name="ce1">
            <text:p>-0,167873679</text:p>
          </table:table-cell>
          <table:table-cell office:value-type="float" office:value="-0.16868099252047963" table:formula="of:=([.AL44]-[.$B44])/[.$B44]" table:style-name="ce1">
            <text:p>-0,168680993</text:p>
          </table:table-cell>
          <table:table-cell office:value-type="float" office:value="-0.17250385848272587" table:formula="of:=([.AM44]-[.$B44])/[.$B44]" table:style-name="ce1">
            <text:p>-0,172503858</text:p>
          </table:table-cell>
          <table:table-cell office:value-type="float" office:value="-0.17043808619256798" table:formula="of:=([.AN44]-[.$B44])/[.$B44]" table:style-name="ce1">
            <text:p>-0,170438086</text:p>
          </table:table-cell>
          <table:table-cell office:value-type="float" office:value="-0.17250385848272587" table:formula="of:=([.AO44]-[.$B44])/[.$B44]" table:style-name="ce1">
            <text:p>-0,172503858</text:p>
          </table:table-cell>
          <table:table-cell office:value-type="float" office:value="-0.17934227709842099" table:formula="of:=([.AP44]-[.$B44])/[.$B44]" table:style-name="ce1">
            <text:p>-0,179342277</text:p>
          </table:table-cell>
          <table:table-cell office:value-type="float" office:value="-0.18057699157069929" table:formula="of:=([.AQ44]-[.$B44])/[.$B44]" table:style-name="ce1">
            <text:p>-0,180576992</text:p>
          </table:table-cell>
          <table:table-cell office:value-type="float" office:value="-0.18261901935177491" table:formula="of:=([.AR44]-[.$B44])/[.$B44]" table:style-name="ce1">
            <text:p>-0,182619019</text:p>
          </table:table-cell>
          <table:table-cell office:value-type="float" office:value="-0.18463730262376826" table:formula="of:=([.AS44]-[.$B44])/[.$B44]" table:style-name="ce1">
            <text:p>-0,184637303</text:p>
          </table:table-cell>
          <table:table-cell office:value-type="float" office:value="-0.18924373738572955" table:formula="of:=([.AT44]-[.$B44])/[.$B44]" table:style-name="ce1">
            <text:p>-0,189243737</text:p>
          </table:table-cell>
          <table:table-cell office:value-type="float" office:value="-0.19111955360322924" table:formula="of:=([.AU44]-[.$B44])/[.$B44]" table:style-name="ce1">
            <text:p>-0,191119554</text:p>
          </table:table-cell>
          <table:table-cell office:value-type="float" office:value="-0.19563101032886146" table:formula="of:=([.AV44]-[.$B44])/[.$B44]" table:style-name="ce1">
            <text:p>-0,19563101</text:p>
          </table:table-cell>
          <table:table-cell office:value-type="float" office:value="-0.19401638371126678" table:formula="of:=([.AW44]-[.$B44])/[.$B44]" table:style-name="ce1">
            <text:p>-0,194016384</text:p>
          </table:table-cell>
          <table:table-cell office:value-type="float" office:value="-0.19750682654636115" table:formula="of:=([.AX44]-[.$B44])/[.$B44]" table:style-name="ce1">
            <text:p>-0,197506827</text:p>
          </table:table-cell>
          <table:table-cell office:value-type="float" office:value="-0.19520360916538051" table:formula="of:=([.AY44]-[.$B44])/[.$B44]" table:style-name="ce1">
            <text:p>-0,195203609</text:p>
          </table:table-cell>
          <table:table-cell office:value-type="float" office:value="-0.19691321381930429" table:formula="of:=([.AZ44]-[.$B44])/[.$B44]" table:style-name="ce1">
            <text:p>-0,196913214</text:p>
          </table:table-cell>
          <table:table-cell office:value-type="float" office:value="-0.19776801614626618" table:formula="of:=([.BA44]-[.$B44])/[.$B44]" table:style-name="ce1">
            <text:p>-0,197768016</text:p>
          </table:table-cell>
          <table:table-cell office:value-type="float" office:value="-0.20261189599905022" table:formula="of:=([.BB44]-[.$B44])/[.$B44]" table:style-name="ce1">
            <text:p>-0,202611896</text:p>
          </table:table-cell>
          <table:table-cell office:value-type="float" office:value="-0.20237445090822748" table:formula="of:=([.BC44]-[.$B44])/[.$B44]" table:style-name="ce1">
            <text:p>-0,202374451</text:p>
          </table:table-cell>
          <table:table-cell office:value-type="float" office:value="-0.20292057461711979" table:formula="of:=([.BD44]-[.$B44])/[.$B44]" table:style-name="ce1">
            <text:p>-0,202920575</text:p>
          </table:table-cell>
          <table:table-cell office:value-type="float" office:value="-0.20517630297993589" table:formula="of:=([.BE44]-[.$B44])/[.$B44]" table:style-name="ce1">
            <text:p>-0,205176303</text:p>
          </table:table-cell>
          <table:table-cell office:value-type="float" office:value="-0.20747952036091655" table:formula="of:=([.BF44]-[.$B44])/[.$B44]" table:style-name="ce1">
            <text:p>-0,20747952</text:p>
          </table:table-cell>
          <table:table-cell office:value-type="float" office:value="-0.20902291345126439" table:formula="of:=([.BG44]-[.$B44])/[.$B44]" table:style-name="ce1">
            <text:p>-0,209022913</text:p>
          </table:table-cell>
          <table:table-cell office:value-type="float" office:value="-0.21123115279591595" table:formula="of:=([.BH44]-[.$B44])/[.$B44]" table:style-name="ce1">
            <text:p>-0,211231153</text:p>
          </table:table-cell>
          <table:table-cell office:value-type="float" office:value="-0.21308322450433337" table:formula="of:=([.BI44]-[.$B44])/[.$B44]" table:style-name="ce1">
            <text:p>-0,213083225</text:p>
          </table:table-cell>
          <table:table-cell office:value-type="float" office:value="-0.21491155170366852" table:formula="of:=([.BJ44]-[.$B44])/[.$B44]" table:style-name="ce1">
            <text:p>-0,214911552</text:p>
          </table:table-cell>
          <table:table-cell table:number-columns-repeated="16322"/>
        </table:table-row>
        <table:table-row table:style-name="ro1">
          <table:table-cell office:value-type="string" table:style-name="ce1">
            <text:p>PfFNT</text:p>
          </table:table-cell>
          <table:table-cell office:value-type="float" office:value="0" table:formula="of:=([.B45]-[.B45])/[.B45]" table:style-name="ce1">
            <text:p>0</text:p>
          </table:table-cell>
          <table:table-cell office:value-type="float" office:value="3.7001113625749903E-3" table:formula="of:=([.C45]-[.$B45])/[.$B45]" table:style-name="ce1">
            <text:p>0,003700111</text:p>
          </table:table-cell>
          <table:table-cell office:value-type="float" office:value="1.7602471530696554E-3" table:formula="of:=([.D45]-[.$B45])/[.$B45]" table:style-name="ce1">
            <text:p>0,001760247</text:p>
          </table:table-cell>
          <table:table-cell office:value-type="float" office:value="-9.1963932895067716E-3" table:formula="of:=([.E45]-[.$B45])/[.$B45]" table:style-name="ce1">
            <text:p>-0,009196393</text:p>
          </table:table-cell>
          <table:table-cell office:value-type="float" office:value="-1.1423644789309193E-2" table:formula="of:=([.F45]-[.$B45])/[.$B45]" table:style-name="ce1">
            <text:p>-0,011423645</text:p>
          </table:table-cell>
          <table:table-cell office:value-type="float" office:value="-1.8536480224162086E-2" table:formula="of:=([.G45]-[.$B45])/[.$B45]" table:style-name="ce1">
            <text:p>-0,01853648</text:p>
          </table:table-cell>
          <table:table-cell office:value-type="float" office:value="-2.9097963142580018E-2" table:formula="of:=([.H45]-[.$B45])/[.$B45]" table:style-name="ce1">
            <text:p>-0,029097963</text:p>
          </table:table-cell>
          <table:table-cell office:value-type="float" office:value="-2.0691884901390237E-2" table:formula="of:=([.I45]-[.$B45])/[.$B45]" table:style-name="ce1">
            <text:p>-0,020691885</text:p>
          </table:table-cell>
          <table:table-cell office:value-type="float" office:value="-2.1733663828717175E-2" table:formula="of:=([.J45]-[.$B45])/[.$B45]" table:style-name="ce1">
            <text:p>-0,021733664</text:p>
          </table:table-cell>
          <table:table-cell office:value-type="float" office:value="-3.4558321658224665E-2" table:formula="of:=([.K45]-[.$B45])/[.$B45]" table:style-name="ce1">
            <text:p>-0,034558322</text:p>
          </table:table-cell>
          <table:table-cell office:value-type="float" office:value="-3.9803139706146497E-2" table:formula="of:=([.L45]-[.$B45])/[.$B45]" table:style-name="ce1">
            <text:p>-0,03980314</text:p>
          </table:table-cell>
          <table:table-cell office:value-type="float" office:value="-4.0880842044760571E-2" table:formula="of:=([.M45]-[.$B45])/[.$B45]" table:style-name="ce1">
            <text:p>-0,040880842</text:p>
          </table:table-cell>
          <table:table-cell office:value-type="float" office:value="-3.5995258109710097E-2" table:formula="of:=([.N45]-[.$B45])/[.$B45]" table:style-name="ce1">
            <text:p>-0,035995258</text:p>
          </table:table-cell>
          <table:table-cell office:value-type="float" office:value="-4.044976110931494E-2" table:formula="of:=([.O45]-[.$B45])/[.$B45]" table:style-name="ce1">
            <text:p>-0,040449761</text:p>
          </table:table-cell>
          <table:table-cell office:value-type="float" office:value="-4.7490749721593561E-2" table:formula="of:=([.P45]-[.$B45])/[.$B45]" table:style-name="ce1">
            <text:p>-0,04749075</text:p>
          </table:table-cell>
          <table:table-cell office:value-type="float" office:value="-4.8783992527930455E-2" table:formula="of:=([.Q45]-[.$B45])/[.$B45]" table:style-name="ce1">
            <text:p>-0,048783993</text:p>
          </table:table-cell>
          <table:table-cell office:value-type="float" office:value="-5.6184215253080434E-2" table:formula="of:=([.R45]-[.$B45])/[.$B45]" table:style-name="ce1">
            <text:p>-0,056184215</text:p>
          </table:table-cell>
          <table:table-cell office:value-type="float" office:value="-5.4388044688723644E-2" table:formula="of:=([.S45]-[.$B45])/[.$B45]" table:style-name="ce1">
            <text:p>-0,054388045</text:p>
          </table:table-cell>
          <table:table-cell office:value-type="float" office:value="-5.4711355390307866E-2" table:formula="of:=([.T45]-[.$B45])/[.$B45]" table:style-name="ce1">
            <text:p>-0,054711355</text:p>
          </table:table-cell>
          <table:table-cell office:value-type="float" office:value="-6.0926105542982362E-2" table:formula="of:=([.U45]-[.$B45])/[.$B45]" table:style-name="ce1">
            <text:p>-0,060926106</text:p>
          </table:table-cell>
          <table:table-cell office:value-type="float" office:value="-5.5645364083773394E-2" table:formula="of:=([.V45]-[.$B45])/[.$B45]" table:style-name="ce1">
            <text:p>-0,055645364</text:p>
          </table:table-cell>
          <table:table-cell office:value-type="float" office:value="-5.8986241333477026E-2" table:formula="of:=([.W45]-[.$B45])/[.$B45]" table:style-name="ce1">
            <text:p>-0,058986241</text:p>
          </table:table-cell>
          <table:table-cell office:value-type="float" office:value="-5.7549304881991593E-2" table:formula="of:=([.X45]-[.$B45])/[.$B45]" table:style-name="ce1">
            <text:p>-0,057549305</text:p>
          </table:table-cell>
          <table:table-cell office:value-type="float" office:value="-6.0279484139813919E-2" table:formula="of:=([.Y45]-[.$B45])/[.$B45]" table:style-name="ce1">
            <text:p>-0,060279484</text:p>
          </table:table-cell>
          <table:table-cell office:value-type="float" office:value="-6.1536803534863668E-2" table:formula="of:=([.Z45]-[.$B45])/[.$B45]" table:style-name="ce1">
            <text:p>-0,061536804</text:p>
          </table:table-cell>
          <table:table-cell office:value-type="float" office:value="-6.8577792147142297E-2" table:formula="of:=([.AA45]-[.$B45])/[.$B45]" table:style-name="ce1">
            <text:p>-0,068577792</text:p>
          </table:table-cell>
          <table:table-cell office:value-type="float" office:value="-6.6135000179617057E-2" table:formula="of:=([.AB45]-[.$B45])/[.$B45]" table:style-name="ce1">
            <text:p>-0,066135</text:p>
          </table:table-cell>
          <table:table-cell office:value-type="float" office:value="-7.4002227251499797E-2" table:formula="of:=([.AC45]-[.$B45])/[.$B45]" table:style-name="ce1">
            <text:p>-0,074002227</text:p>
          </table:table-cell>
          <table:table-cell office:value-type="float" office:value="-6.5703919244171433E-2" table:formula="of:=([.AD45]-[.$B45])/[.$B45]" table:style-name="ce1">
            <text:p>-0,065703919</text:p>
          </table:table-cell>
          <table:table-cell office:value-type="float" office:value="-7.0912813880806128E-2" table:formula="of:=([.AE45]-[.$B45])/[.$B45]" table:style-name="ce1">
            <text:p>-0,070912814</text:p>
          </table:table-cell>
          <table:table-cell office:value-type="float" office:value="-7.5223623235262424E-2" table:formula="of:=([.AF45]-[.$B45])/[.$B45]" table:style-name="ce1">
            <text:p>-0,075223623</text:p>
          </table:table-cell>
          <table:table-cell office:value-type="float" office:value="-7.6732406509322129E-2" table:formula="of:=([.AG45]-[.$B45])/[.$B45]" table:style-name="ce1">
            <text:p>-0,076732407</text:p>
          </table:table-cell>
          <table:table-cell office:value-type="float" office:value="-7.4577001832093981E-2" table:formula="of:=([.AH45]-[.$B45])/[.$B45]" table:style-name="ce1">
            <text:p>-0,074577002</text:p>
          </table:table-cell>
          <table:table-cell office:value-type="float" office:value="-8.2336458670115312E-2" table:formula="of:=([.AI45]-[.$B45])/[.$B45]" table:style-name="ce1">
            <text:p>-0,082336459</text:p>
          </table:table-cell>
          <table:table-cell office:value-type="float" office:value="-8.1905377734669688E-2" table:formula="of:=([.AJ45]-[.$B45])/[.$B45]" table:style-name="ce1">
            <text:p>-0,081905378</text:p>
          </table:table-cell>
          <table:table-cell office:value-type="float" office:value="-8.1725760678234005E-2" table:formula="of:=([.AK45]-[.$B45])/[.$B45]" table:style-name="ce1">
            <text:p>-0,081725761</text:p>
          </table:table-cell>
          <table:table-cell office:value-type="float" office:value="-8.1438373387936913E-2" table:formula="of:=([.AL45]-[.$B45])/[.$B45]" table:style-name="ce1">
            <text:p>-0,081438373</text:p>
          </table:table-cell>
          <table:table-cell office:value-type="float" office:value="-8.4635556992492006E-2" table:formula="of:=([.AM45]-[.$B45])/[.$B45]" table:style-name="ce1">
            <text:p>-0,084635557</text:p>
          </table:table-cell>
          <table:table-cell office:value-type="float" office:value="-8.1725760678234005E-2" table:formula="of:=([.AN45]-[.$B45])/[.$B45]" table:style-name="ce1">
            <text:p>-0,081725761</text:p>
          </table:table-cell>
          <table:table-cell office:value-type="float" office:value="-8.4132629234472109E-2" table:formula="of:=([.AO45]-[.$B45])/[.$B45]" table:style-name="ce1">
            <text:p>-0,084132629</text:p>
          </table:table-cell>
          <table:table-cell office:value-type="float" office:value="-8.2516075726550994E-2" table:formula="of:=([.AP45]-[.$B45])/[.$B45]" table:style-name="ce1">
            <text:p>-0,082516076</text:p>
          </table:table-cell>
          <table:table-cell office:value-type="float" office:value="-8.9592987750116745E-2" table:formula="of:=([.AQ45]-[.$B45])/[.$B45]" table:style-name="ce1">
            <text:p>-0,089592988</text:p>
          </table:table-cell>
          <table:table-cell office:value-type="float" office:value="-8.8587132234076951E-2" table:formula="of:=([.AR45]-[.$B45])/[.$B45]" table:style-name="ce1">
            <text:p>-0,088587132</text:p>
          </table:table-cell>
          <table:table-cell office:value-type="float" office:value="-8.7437583072888597E-2" table:formula="of:=([.AS45]-[.$B45])/[.$B45]" table:style-name="ce1">
            <text:p>-0,087437583</text:p>
          </table:table-cell>
          <table:table-cell office:value-type="float" office:value="-8.7796817185759962E-2" table:formula="of:=([.AT45]-[.$B45])/[.$B45]" table:style-name="ce1">
            <text:p>-0,087796817</text:p>
          </table:table-cell>
          <table:table-cell office:value-type="float" office:value="-9.0850307145166509E-2" table:formula="of:=([.AU45]-[.$B45])/[.$B45]" table:style-name="ce1">
            <text:p>-0,090850307</text:p>
          </table:table-cell>
          <table:table-cell office:value-type="float" office:value="-9.0670690088730826E-2" table:formula="of:=([.AV45]-[.$B45])/[.$B45]" table:style-name="ce1">
            <text:p>-0,09067069</text:p>
          </table:table-cell>
          <table:table-cell office:value-type="float" office:value="-9.0670690088730826E-2" table:formula="of:=([.AW45]-[.$B45])/[.$B45]" table:style-name="ce1">
            <text:p>-0,09067069</text:p>
          </table:table-cell>
          <table:table-cell office:value-type="float" office:value="-8.819197470991845E-2" table:formula="of:=([.AX45]-[.$B45])/[.$B45]" table:style-name="ce1">
            <text:p>-0,088191975</text:p>
          </table:table-cell>
          <table:table-cell office:value-type="float" office:value="-9.4370801451305816E-2" table:formula="of:=([.AY45]-[.$B45])/[.$B45]" table:style-name="ce1">
            <text:p>-0,094370801</text:p>
          </table:table-cell>
          <table:table-cell office:value-type="float" office:value="-0.10155548370873298" table:formula="of:=([.AZ45]-[.$B45])/[.$B45]" table:style-name="ce1">
            <text:p>-0,101555484</text:p>
          </table:table-cell>
          <table:table-cell office:value-type="float" office:value="-9.9651542910514784E-2" table:formula="of:=([.BA45]-[.$B45])/[.$B45]" table:style-name="ce1">
            <text:p>-0,099651543</text:p>
          </table:table-cell>
          <table:table-cell office:value-type="float" office:value="-0.10608183353091209" table:formula="of:=([.BB45]-[.$B45])/[.$B45]" table:style-name="ce1">
            <text:p>-0,106081834</text:p>
          </table:table-cell>
          <table:table-cell office:value-type="float" office:value="-0.10065739842655459" table:formula="of:=([.BC45]-[.$B45])/[.$B45]" table:style-name="ce1">
            <text:p>-0,100657398</text:p>
          </table:table-cell>
          <table:table-cell office:value-type="float" office:value="-0.10166325394259439" table:formula="of:=([.BD45]-[.$B45])/[.$B45]" table:style-name="ce1">
            <text:p>-0,101663254</text:p>
          </table:table-cell>
          <table:table-cell office:value-type="float" office:value="-0.1043934332004167" table:formula="of:=([.BE45]-[.$B45])/[.$B45]" table:style-name="ce1">
            <text:p>-0,104393433</text:p>
          </table:table-cell>
          <table:table-cell office:value-type="float" office:value="-0.10766246362754607" table:formula="of:=([.BF45]-[.$B45])/[.$B45]" table:style-name="ce1">
            <text:p>-0,107662464</text:p>
          </table:table-cell>
          <table:table-cell office:value-type="float" office:value="-0.11398498401408198" table:formula="of:=([.BG45]-[.$B45])/[.$B45]" table:style-name="ce1">
            <text:p>-0,113984984</text:p>
          </table:table-cell>
          <table:table-cell office:value-type="float" office:value="-0.10978194489348708" table:formula="of:=([.BH45]-[.$B45])/[.$B45]" table:style-name="ce1">
            <text:p>-0,109781945</text:p>
          </table:table-cell>
          <table:table-cell office:value-type="float" office:value="-0.11337428602220066" table:formula="of:=([.BI45]-[.$B45])/[.$B45]" table:style-name="ce1">
            <text:p>-0,113374286</text:p>
          </table:table-cell>
          <table:table-cell office:value-type="float" office:value="-0.11599669504616159" table:formula="of:=([.BJ45]-[.$B45])/[.$B45]" table:style-name="ce1">
            <text:p>-0,115996695</text:p>
          </table:table-cell>
          <table:table-cell table:number-columns-repeated="16322"/>
        </table:table-row>
        <table:table-row table:style-name="ro1">
          <table:table-cell office:value-type="string" table:style-name="ce1">
            <text:p>Endzeit:</text:p>
          </table:table-cell>
          <table:table-cell office:value-type="string" table:style-name="ce1">
            <text:p>11.11.2025 16:07:55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a10 = K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11 = 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12 = L</text:p>
          </table:table-cell>
          <table:table-cell table:number-columns-repeated="16383" table:style-name="ce1"/>
        </table:table-row>
        <table:table-row table:number-rows-repeated="1048522" table:style-name="ro2">
          <table:table-cell table:number-columns-repeated="16384"/>
        </table:table-row>
      </table:table>
      <table:table table:name="Tabelle1" table:style-name="ta1">
        <table:table-column table:style-name="co1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Segoe UI" svg:font-family="&quot;Segoe UI&quot;"/>
  </office:font-face-decls>
  <office:styles>
    <number:number-style style:name="N0">
      <number:number number:min-integer-digits="1"/>
    </number:number-style>
    <number:time-style style:name="N36">
      <number:hours number:style="long"/>
      <number:text>:</number:text>
      <number:minutes number:style="long"/>
      <number:text>:</number:text>
      <number:seconds number:style="long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Tecan.At.Excel.Attenuation" style:family="table-cell" style:data-style-name="N0">
      <style:table-cell-properties style:vertical-align="automatic" fo:background-color="#B0C4DE"/>
    </style:style>
    <style:style style:name="Tecan.At.Excel.AutoGain_0" style:family="table-cell" style:data-style-name="N0">
      <style:table-cell-properties style:vertical-align="automatic" fo:background-color="#FFFFFF"/>
    </style:style>
    <style:style style:name="Tecan.At.Excel.Error" style:family="table-cell" style:data-style-name="N0">
      <style:table-cell-properties style:vertical-align="automatic" fo:background-color="#FF0000"/>
      <style:text-properties fo:color="#FFFFFF"/>
    </style:style>
    <style:style style:name="Tecan.At.Excel.GFactorAndMeasurementBlank" style:family="table-cell" style:data-style-name="N0">
      <style:table-cell-properties style:vertical-align="automatic" fo:background-color="#ADFF2F"/>
    </style:style>
    <style:style style:name="Tecan.At.Excel.GFactorBlank" style:family="table-cell" style:data-style-name="N0">
      <style:table-cell-properties style:vertical-align="automatic" fo:background-color="#00FF00"/>
    </style:style>
    <style:style style:name="Tecan.At.Excel.GFactorReference" style:family="table-cell" style:data-style-name="N0">
      <style:table-cell-properties style:vertical-align="automatic" fo:background-color="#ADD8E6"/>
    </style:style>
    <style:style style:name="Tecan.At.Excel.MeasurementBlank" style:family="table-cell" style:data-style-name="N0">
      <style:table-cell-properties style:vertical-align="automatic" fo:background-color="#FFFF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328</meta:generator>
    <meta:initial-creator>Hiwibeit</meta:initial-creator>
    <dc:creator>marvin kobbe</dc:creator>
    <meta:creation-date>2025-11-11T14:59:30Z</meta:creation-date>
    <dc:date>2025-11-12T09:59:53Z</dc:date>
    <meta:editing-duration>PT0S</meta:editing-duration>
  </office:meta>
</office:document-meta>
</file>